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Standard">
      <style:text-properties style:font-name="DejaVu Sans"/>
    </style:style>
    <style:style style:name="P4" style:family="paragraph" style:parent-style-name="TR_20_arka_20_kapak">
      <style:text-properties style:font-name="DejaVu Sans"/>
    </style:style>
    <style:style style:name="P5" style:family="paragraph" style:parent-style-name="TR_20_arka_20_kapak">
      <style:paragraph-properties fo:text-align="center" style:justify-single-word="false"/>
      <style:text-properties style:font-name="DejaVu Sans" fo:font-weight="bold" style:font-weight-asian="bold"/>
    </style:style>
    <style:style style:name="P6" style:family="paragraph" style:parent-style-name="TR_20_yazar_20_hakkinda">
      <style:text-properties style:font-name="DejaVu Sans"/>
    </style:style>
    <style:style style:name="P7"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8" style:family="paragraph" style:parent-style-name="Tr_20_Author">
      <style:text-properties style:font-name="DejaVu Sans"/>
    </style:style>
    <style:style style:name="P9" style:family="paragraph" style:parent-style-name="Tr_20_Block_20_Qoute_20__28_speechs_29_">
      <style:text-properties style:font-name="DejaVu Sans"/>
    </style:style>
    <style:style style:name="P10" style:family="paragraph" style:parent-style-name="Tr_20_Block_20_Quote_20__28_Verses_29_">
      <style:text-properties style:font-name="DejaVu Sans"/>
    </style:style>
    <style:style style:name="P11" style:family="paragraph" style:parent-style-name="Tr_20_Body">
      <style:text-properties style:font-name="DejaVu Sans"/>
    </style:style>
    <style:style style:name="P12" style:family="paragraph" style:parent-style-name="Tr_20_Body">
      <style:text-properties style:font-name="DejaVu Sans" fo:font-weight="bold" style:font-weight-asian="bold"/>
    </style:style>
    <style:style style:name="P13" style:family="paragraph" style:parent-style-name="Tr_20_Body">
      <style:text-properties style:font-name="DejaVu Sans" style:text-underline-style="solid" style:text-underline-width="auto" style:text-underline-color="font-color"/>
    </style:style>
    <style:style style:name="P14" style:family="paragraph" style:parent-style-name="Tr_20_Body">
      <style:text-properties style:font-name="DejaVu Sans" fo:font-size="14pt" fo:font-weight="bold" style:font-size-asian="14pt" style:font-weight-asian="bold" style:font-size-complex="14pt"/>
    </style:style>
    <style:style style:name="P15" style:family="paragraph" style:parent-style-name="Tr_20_Body">
      <style:text-properties style:font-name="DejaVu Sans" fo:letter-spacing="0.088cm" fo:font-weight="bold" style:font-weight-asian="bold" style:font-weight-complex="bold"/>
    </style:style>
    <style:style style:name="P16" style:family="paragraph" style:parent-style-name="Tr_20_Body">
      <style:text-properties style:font-name="DejaVu Sans" fo:font-size="12pt" style:text-underline-style="solid" style:text-underline-width="auto" style:text-underline-color="font-color" style:font-size-asian="12pt"/>
    </style:style>
    <style:style style:name="P17" style:family="paragraph" style:parent-style-name="Tr_20_Footnote_20_Text">
      <style:text-properties style:font-name="DejaVu Sans"/>
    </style:style>
    <style:style style:name="P18" style:family="paragraph" style:parent-style-name="Tr_20_Heading_20_1">
      <style:text-properties style:font-name="DejaVu Sans"/>
    </style:style>
    <style:style style:name="P19" style:family="paragraph" style:parent-style-name="Tr_20_Heading_20_1">
      <style:paragraph-properties fo:break-before="page"/>
      <style:text-properties style:font-name="DejaVu Sans"/>
    </style:style>
    <style:style style:name="P20" style:family="paragraph" style:parent-style-name="Tr_20_Heading_20_1">
      <style:paragraph-properties fo:break-before="page"/>
      <style:text-properties style:font-name="DejaVu Sans" style:text-underline-style="solid" style:text-underline-width="auto" style:text-underline-color="font-color"/>
    </style:style>
    <style:style style:name="P21" style:family="paragraph" style:parent-style-name="Tr_20_Heading_20_2">
      <style:text-properties style:font-name="DejaVu Sans"/>
    </style:style>
    <style:style style:name="P22" style:family="paragraph" style:parent-style-name="Tr_20_Heading_20_3">
      <style:text-properties style:font-name="DejaVu Sans"/>
    </style:style>
    <style:style style:name="P23" style:family="paragraph" style:parent-style-name="Tr_20_Title">
      <style:text-properties style:font-name="DejaVu Sans"/>
    </style:style>
    <style:style style:name="P24" style:family="paragraph" style:parent-style-name="Tr_20_Title" style:master-page-name="Standard">
      <style:paragraph-properties style:page-number="auto"/>
      <style:text-properties style:font-name="DejaVu Sans"/>
    </style:style>
    <style:style style:name="P25" style:family="paragraph" style:parent-style-name="Tr_20_okuyucuya">
      <style:text-properties style:font-name="DejaVu Sans"/>
    </style:style>
    <style:style style:name="P26" style:family="paragraph" style:parent-style-name="tr_20_baski_20_syf">
      <style:text-properties style:font-name="DejaVu Sans"/>
    </style:style>
    <style:style style:name="P27" style:family="paragraph" style:parent-style-name="tr_20_baski_20_syf">
      <style:text-properties style:font-name="DejaVu Sans" fo:font-weight="bold" style:font-weight-asian="bold"/>
    </style:style>
    <style:style style:name="P28" style:family="paragraph" style:parent-style-name="tr_20_son_20_ayet">
      <style:text-properties style:font-name="DejaVu Sans"/>
    </style:style>
    <style:style style:name="T1" style:family="text">
      <style:text-properties fo:font-weight="bold" style:font-weight-asian="bold"/>
    </style:style>
    <style:style style:name="T2" style:family="text">
      <style:text-properties style:font-name-asian="Times New Roman"/>
    </style:style>
    <style:style style:name="T3" style:family="text">
      <style:text-properties style:text-underline-style="solid" style:text-underline-width="auto" style:text-underline-color="font-color"/>
    </style:style>
    <style:style style:name="T4" style:family="text">
      <style:text-properties fo:letter-spacing="0.088cm" fo:font-weight="bold" style:font-weight-asian="bold" style:font-weight-complex="bold"/>
    </style:style>
    <style:style style:name="T5" style:family="text">
      <style:text-properties fo:font-size="12pt" style:text-underline-style="solid" style:text-underline-width="auto" style:text-underline-color="font-color" style:font-size-asian="12pt"/>
    </style:style>
    <style:style style:name="T6" style:family="text">
      <style:text-properties style:font-name="Microsoft Sans Serif" style:font-name-complex="Microsoft Sans Serif"/>
    </style:style>
    <style:style style:name="T7" style:family="text">
      <style:text-properties style:font-name-complex="Microsoft Sans Serif"/>
    </style:style>
    <style:style style:name="T8" style:family="text">
      <style:text-properties style:font-name="DejaVu San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UNCLE DARWIN, WE HAVEN’T CHANGED</text:h>
      <text:p text:style-name="P11"/>
      <text:p text:style-name="P11"/>
      <text:p text:style-name="P8">HARUN YAHYA (ADNAN OKTAR)</text:p>
      <text:p text:style-name="P11"/>
      <text:p text:style-name="P11"/>
      <text:p text:style-name="P11"/>
      <text:h text:style-name="P18" text:outline-level="1">TO THE READER</text:h>
      <text:p text:style-name="P11"/>
      <text:p text:style-name="P11"/>
      <text:p text:style-name="P2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rough their effective, lucid narrative, they can be read at one sitting. Even those who rigorously reject spirituality are influenced by the facts these books document and cannot refute the truthfulness of their contents. </text:p>
      <text:p text:style-name="P25"><text:soft-page-break/>This and all the other books by the author can be read individually, or discussed in a group. Readers eager to profit from the books will find discussion very useful, letting them relate their reflections and experiences to one another. </text:p>
      <text:p text:style-name="P2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5">We hope the reader will look through the reviews of his other books at the back of this book. His rich source material on faith-related issues is very useful, and a pleasure to read. </text:p>
      <text:p text:style-name="P2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1"/>
      <text:p text:style-name="P11"/>
      <text:p text:style-name="P26"><text:span text:style-name="T1">ARAŞTIRMA YAYINCILIK</text:span></text:p>
      <text:p text:style-name="P26"><text:span text:style-name="T2"><text:s/></text:span>Talatpaşa Mah. Emirgazi Caddesi İbrahim Elmas İş Merkezi </text:p>
      <text:p text:style-name="P26">A Blok Kat 4 Okmeydanı - İstanbul <text:s/></text:p>
      <text:p text:style-name="P26">Tel: (0 212) 222 00 88</text:p>
      <text:p text:style-name="P26">Baskı: Seçil Ofset</text:p>
      <text:p text:style-name="P26">100. Yıl Mahallesi MAS-SİT Matbaacılar Sitesi</text:p>
      <text:p text:style-name="P26">4. Cadde No: 77 Bağcılar-İstanbul</text:p>
      <text:p text:style-name="P26">Tel: (0 212) 629 06 15</text:p>
      <text:p text:style-name="P26"/>
      <text:p text:style-name="P26"/>
      <text:p text:style-name="P27">www.harunyahya.com</text:p>
      <text:p text:style-name="tr_20_baski_20_syf"><text:span text:style-name="T8">www.en.harunyahya.TV</text:span></text:p>
      <text:p text:style-name="P12"/>
      <text:p text:style-name="P11"/>
      <text:h text:style-name="P23" text:outline-level="1"><text:soft-page-break/>UNCLE DARWIN, WE HAVEN’T CHANGED</text:h>
      <text:p text:style-name="P11"/>
      <text:p text:style-name="P11"/>
      <text:p text:style-name="P8">HARUN YAHYA (ADNAN OKTAR)</text:p>
      <text:p text:style-name="P11"/>
      <text:p text:style-name="P11"/>
      <text:p text:style-name="P11"/>
      <text:h text:style-name="P18" text:outline-level="1">ABOUT AUTHOR</text:h>
      <text:p text:style-name="P11"/>
      <text:p text:style-name="P11"/>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Harun Yahya’s works, translated into 72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text:soft-page-break/>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This is no doubt a result of the Qur'an's wisdom and lucidity. The author modestly intends to serve as a means in humanity's search for Allah's right path. No material gain is sought in the publication of these works.</text:p>
      <text:p text:style-name="P6">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In this effort, the books of Harun Yahya assume a leading role. By the will of Allah, these books will be a means through which people in the twenty-first century will attain the peace, justice, and happiness promised in the Qur'an.</text:p>
      <text:p text:style-name="P11"/>
      <text:p text:style-name="P11"/>
      <text:h text:style-name="P23" text:outline-level="1"><text:soft-page-break/>UNCLE DARWIN, WE HAVEN’T CHANGED</text:h>
      <text:p text:style-name="P11"/>
      <text:p text:style-name="P11"/>
      <text:p text:style-name="P11"/>
      <text:h text:style-name="P19" text:outline-level="1">CONTENTS</text:h>
      <text:p text:style-name="P11"/>
      <text:p text:style-name="P11"/>
      <text:h text:style-name="P1" text:outline-level="1">FOREWORD<text:tab/>10</text:h>
      <text:h text:style-name="P1" text:outline-level="1">INTRODUCTION<text:tab/>16</text:h>
      <text:h text:style-name="P1" text:outline-level="1">LIVING FOSSILS REVEAL CREATION TO US <text:tab/>20</text:h>
      <text:h text:style-name="P1" text:outline-level="1">LIVING SPECIES DON’T CHANGE INTO <text:line-break/>OTHER SPECIES<text:tab/>32</text:h>
      <text:h text:style-name="P1" text:outline-level="1">MILLION-YEAR OLD CREATURES PRESEVERED <text:line-break/>IN AMBER SHOW THAT EVOLUTION IS INVALID<text:tab/>158</text:h>
      <text:h text:style-name="P1" text:outline-level="1">CONCLUSION: LIVING FOSSILS DENY <text:line-break/>EVOLUTION<text:tab/>200</text:h>
      <text:h text:style-name="P1" text:outline-level="1">APPENDIX: THE LIE OF EVOLUTION<text:tab/>204</text:h>
      <text:p text:style-name="P11"/>
      <text:p text:style-name="P11"/>
      <text:h text:style-name="P19" text:outline-level="1">FOREWORD</text:h>
      <text:p text:style-name="P11"/>
      <text:p text:style-name="P11"/>
      <text:p text:style-name="P11">Hey Kids: 150 years ago Charles Darwin proposed an illogical theory about how living creatures are formed. This theory is a story which has nothing to do with reality. Darwin falsely believed that everything came to be by coincidence; that living matter came together by coincidence to form a living cell from which other living things formed themselves. The theory says that all the living creatures we see around us-cats, dogs, birds, fish, rabbits, ants and all manner of plants came into being from one another. Besides, it is said that human beings and apes came into being from the same creature. <text:s text:c="2"/>But as you know very well, these claims of Darwin and evolutionists are false. The theory of evolution completely contradicts science. Because the level of technology wasn't as good then as it is today, a strong scientific response to the evolution theory could not be given and after a while it was just accepted. <text:s/>But after years of investigation by modern technology, it has been shown that the theory of evolution is composed of mistakes and falsehhoods and there is no such thing as evolution on the earth. </text:p>
      <text:p text:style-name="P11">In “Charles Darwin and His Magic Barrel”, “Wonders of Allah’s Creation”, “24 Hours in the Life of a Muslim” and other books of ours, we explained in various ways what evolution was and how it was invalid. In this book we shall consider another kind of proof that shows evolution to be a lie: the fossil record. <text:s/>We shall explain to you this important scientific proof showing that creatures that lived millions of years ago have come down to us without any alterations.</text:p>
      <text:p text:style-name="P11">Before that, I would like to remind you of a another point which you should bear in mind as you read articles, books and documentaries prepared by evolutionists. In spite of all the proof that there is no such thing as evolution, and that creatures that appeared millions of years ago still retain the same appearance today, evolutionists refuse to accept this truth. This is because such people have let themselves be persuaded that evolution is a scientific fact; evolution has become their obsession and their myth. Such people refuse to see the proofs against evolution and refuse to read news articles and books that look at the question impartially. They are afraid that, if they do this, the false world they have created will crumble. They do everything possible to hold on to their myth; they support their theory irrationally which puts them in great error. Allah has created all living things and every species separately. That is, from the time they first appeared a fish has remained a fish, a caterpillar a caterpillar, a bee is still a bee and ants are still ants. In other words, evolution has never happened. Kids, this is a clear, scientific fact that you must keep in mind.</text:p>
      <text:p text:style-name="P11">This book shows that evolution has never happened and that Allah has created every living creature. It demonstrates once again that evolutionists are liars. You will find in <text:soft-page-break/>this book the remains of creatures that lived millions of years ago and have come down to us as living fossils. These creatures will step out of the depths of history and tell you their own story. They too want to put an end to the tales that are told about them. These fossils which come from various regions of the world shout out the truth. Millions of years-old fossils say, “Allah created us; we did not evolve.”</text:p>
      <text:p text:style-name="P11">After you have read this book, you will be more aware and you will not be deceived by the stories and tales about evolution. You will be able to give a scientific answer to those who want to deceive you. Even if these people are called ‘scientists’ or ‘professors’, don’t you let them take you in. It’s because the evolutionists do not evaluate their observations scientifically and see everything through their own obsessions. They have accepted evolution throughout their whole lives and, if they suddenly abandoned it, they may think they will be humiliated and ashamed. But people make mistakes and may be obsessed for a long time by their errors but, the important thing is that they turn away from their errors the moment they are shown the truth. Those prepared to do this will receive much more respect. But make no mistake about it: those who have continued until now to espouse evolution will soon turn away from their error and confess the invalidity of this theory. <text:s/>It’s because living fossils invite them to see the facts and not be afraid to admit the truth.</text:p>
      <text:p text:style-name="P11"/>
      <text:p text:style-name="P11"/>
      <text:h text:style-name="P19" text:outline-level="1">INTRODUCTION</text:h>
      <text:p text:style-name="P11"/>
      <text:p text:style-name="P11"/>
      <text:p text:style-name="P11">Remains of plants, animals and sometimes human beings, preserved in the earth’s crust from ancient times, are called fossils. Every living creature that dies does not become a fossil. In order for fossilization to happen, the dead body must be suddenly cut off from the air. For example, they must be covered by earth, mud or some other such thing. This might be caused by the eruption of a volcano during which lava or heavy ash covers the area. It is in this way that the structure of ancient living things has been preserved to the present time. Fossils can be found everywhere in the world and they are the most important source for our knowledge about the creatures that lived since the beginning of life on Earth.</text:p>
      <text:p text:style-name="P11">Yes, boys and girls, here is an outline of the stages of fossil formation. The first stage occurs after death when the soft tissues start to decompose, leaving behind only hard components such as bones and teeth. The creature must be buried very quickly to prevent the bones from decomposing. After a long period, the bones are buried under the lower layers of precipitate and start to replace the minerals found in the underground water. This causes the body of the creature to fossilize. With the slow movement of the earth above them, the fossil begins to move from the stratum of rock where it was formed toward the earth’s surface. Fossils near the surface either appear by themselves or are discovered by scientists.</text:p>
      <text:p text:style-name="P11">Evolutionists try to use fossils to support their own theories. They take a fossil and claim that it is the ancestor of a creature that lives today. They create a scenario and then make up stories about it. For example, if the fossil belongs to a bird, and even though just a few bones are left, they write books about it claiming that this bird has undergone evolution; they organize conferences using this fossil in attempts to prove their own theory. However, with the few bones and bone fragments they have to work with, they cannot possibly give a detailed description of where that bird lived or the color of its feathers. But, boys and girls, without thinking about these facts, evolutionists make up stories and tell people lies. That is until they see a living example of a creature supposed to have undergone the process of evolution………</text:p>
      <text:p text:style-name="P11">The fact that the fossil of a creature millions of years old has turned out to be still alive today has disproven all the stories invented by evolutionists. It shows that the creature in question has not evolved. It makes it clear that the claims of evolutionists are false and deceptive.</text:p>
      <text:p text:style-name="P11"/>
      <text:p text:style-name="P11"/>
      <text:h text:style-name="P20" text:outline-level="1">CHAPTER 1</text:h>
      <text:p text:style-name="P13"/>
      <text:h text:style-name="P18" text:outline-level="1">LIVING FOSSILS REVEAL CREATION TO US</text:h>
      <text:p text:style-name="P11"/>
      <text:p text:style-name="P11"/>
      <text:p text:style-name="P11">Boys and girls, as the fossils will soon tell us, creatures that lived hundreds of millions of years ago had the same wonderful characteristics as those living today. The primitive creatures that evolutionists imagine have never existed on earth. Allah created living things in one moment, perfectly, with all the characteristics they possess today.</text:p>
      <text:p text:style-name="P11">Boys and girls, we know that the theory of evolution is not true. But those who are curious about whether it is true or not can find out the answer best with the help of fossil science. So, we must compare the claims of the evolution theory with the fossils themselves. Let’s recall what the theory of evolution says: According to this senseless theory, all living things supposedly evolved from one another. That is, a species came to be through coincidences and with a long time, and again by coincidence, turned into something else. The theory claims that living species came to be in this way. According to this nonsensical theory, this change happened over a period of hundreds of millions of years, advancing stage by stage. <text:s/>You might ask the following questions:</text:p>
      <text:p text:style-name="P11">- Within such a long period of time, would it not be necessary for countless ‘transitional forms’ (for example, half-birds, half-alligators, and other strange creatures) to come into being? </text:p>
      <text:p text:style-name="P11">-Among the millions of fossils discovered until now, shouldn't many fossils belonging to such strange creatures have come to light?</text:p>
      <text:p text:style-name="P11">Well, why has not one such fossil yet been found? There is not one to be found, because they have never existed. These strange creatures are only products of evolutionists’ imagination. For example, evolutionists believe that, in the past, creatures must have lived that were half-fish and half-reptile, but having characteristics of each. Or they say that a creature with features of a reptile developed characteristics of birds and a reptile-bird came into being. And, according to them, because these were in a temporary stage of development, they were necessarily deformed creatures with limitations and disabilities. Evolutionists apply the term ‘transitional form’ to these imaginary creatures they believe lived in the past. </text:p>
      <text:p text:style-name="P11"/>
      <text:h text:style-name="P21" text:outline-level="2"><text:soft-page-break/>NOT EVEN ONE TRANSITIONAL FORM FOSSIL HAS BEEN FOUND</text:h>
      <text:p text:style-name="P11">Boys and girls, if evolutionists’ claims that such creatures lived in the past were true, there should have been millions, even billions of fossils of them. And their fossils should have been discovered everywhere in the world; the earth should be filled with the remains of these transitional forms. But, because there is no such thing as evolution, no transitional form has appeared. It is clear, then, that there is not any fossil proof for evolution. Charles Darwin, who first articulated the theory of evolution, accepts this fact; he explains this in his book called ‘The Origin of Species’. “Why, if species have descended from other species by fine gradations, do we not everywhere see innumerable transitional forms? … But, as by this theory innumerable transitional forms must have existed, why do we not find them embedded in countless numbers in the crust of the earth?… But in the intermediate region, having intermediate conditions of life, why do we not now find closely-linking intermediate varieties? This difficulty for a long time quite confounded me.” (Charles Darwin, The Origin of Species, pp. 172-280) </text:p>
      <text:p text:style-name="P11">In Darwin’s day, not one fossil was found that validated this theory. But Darwin, maintained that in years to come, with new fossils that will be discovered, lost transitional forms would certainly be revealed. But more than 150 years have passed since Darwin made this statement. In this period science and technology have both developed, scientists have been doing constant research, but the result is the same. Not one transitional form has been found that Darwin hoped would support his theory. It has been proven once again that evolution is a false tale.</text:p>
      <text:p text:style-name="P11"/>
      <text:h text:style-name="P22" text:outline-level="3">Discovered fossils are enough to prove that evolution never happened</text:h>
      <text:p text:style-name="P11">A great majority of fossils in the earth’s crust have been found up to date. There are millions of fossils that have been discovered in various parts of the world, but among these fossils there is not even a single transitional form fossil or any fossil showing that evolution has taken place. There is not one fossil that has been found that proves that one species of living creatures has turned into another. Despite the wealth of the fossil record, a transitional form has never come to light, and it is impossible that such a fossil will be discovered by further excavations. Boys and girls, some well-known scientists share this opinion. Here you can see some of their statements on this matter: T. Neville George, a professor of the University of Glasgow, described the wealth of the fossil record:</text:p>
      <text:p text:style-name="P9">“…In some ways it has become almost unmanageably rich, and discovery is outpacing integration”… (T.N.George, "Fossils in Evolutionary Perspective", Science Progress, vol 48, January 1960, p. 1, 3)</text:p>
      <text:p text:style-name="P11"><text:soft-page-break/>Robert Wesson states the following:</text:p>
      <text:p text:style-name="P9">…”<text:span text:style-name="T2"> </text:span>Species are usually static, or nearly so, for long periods, ... generally never show evolution into new species or genera”. (R. Wesson, Beyond Natural Selection, MIT Press, Cambridge, MA, 1991, <text:s/>p. 45)</text:p>
      <text:p text:style-name="P11">Boys and girls, this invalidates the statement that ‘Fossils proving the existence of the theory of evolution have not been found but will be found one day.’ As a result, it becomes clear that Allah created the creatures on earth in various forms and species; and He did this in one moment. There is certainly no such thing as evolution.</text:p>
      <text:p text:style-name="P11"/>
      <text:h text:style-name="P22" text:outline-level="3">Fossils Prove Creation</text:h>
      <text:p text:style-name="P11">Boys and girls, many people believe that fossils prove the validity of the theory of evolution. This is not true; actually, the opposite is the case. Fossils are an important proof that show evolution never happened. But there are many books filled with imaginative stories of evolution. </text:p>
      <text:p text:style-name="P11">For 150 years, no proofs have been found for evolution. In spite of this, evolutionists claim that the fossil record is not sufficient. But this is not true; it is a deception. Millions of fossils are held in museums, universities, and institutes and when we examine these fossils, we can see, despite the claims of evolutionists, that living things did not evolve; on the contrary, they have remained the same without change. Actually, many people acknowledge this fact but pretend they don’t.</text:p>
      <text:p text:style-name="P11"/>
      <text:p text:style-name="P11"/>
      <text:h text:style-name="P20" text:outline-level="1">CHAPTER 2</text:h>
      <text:p text:style-name="P13"/>
      <text:h text:style-name="P18" text:outline-level="1">LIVING SPECIES DON’T CHANGE INTO OTHER SPECIES</text:h>
      <text:p text:style-name="P11"/>
      <text:p text:style-name="P11"/>
      <text:p text:style-name="P11">Boys and girls, when we look at fossils from all over the world, we see that they have not evolved from one another. On the contrary, throughout hundreds of millions of years living species have remained unchanged. <text:s/>Fish have always been fish, birds have always been birds, alligators have always been alligators, butterflies have always been butterflies, violets have always been violets and human beings have always been human beings. Reptiles have not changed into birds, apes have not changed into human beings, no species has changed into another, as claimed by the evolutionists When we study the fossil record we see that there has definitely been no such changes.</text:p>
      <text:p text:style-name="P11">If a living creature could continue to exist down to the present-day with all the characteristics it had millions of years ago, this is a strong enough proof to completely disprove Darwin’s theory. In fact, creatures alive today that we see around us, show no difference in the way they were hundreds of millions of years ago.</text:p>
      <text:p text:style-name="P11">Boys and girls, Allah created every living creature perfectly from nothing. Allah states in His verses as follows: </text:p>
      <text:p text:style-name="P10">His command when He desires a thing is just to say to it, ‘Be!’ and it is. Glory be to Him Who has the Dominion of all things in His Hand. To Him you will be returned. (Surah Ya Sin: 82-83)</text:p>
      <text:p text:style-name="P11"/>
      <text:h text:style-name="P22" text:outline-level="3">Evolution is an imaginary story.</text:h>
      <text:p text:style-name="P11">Fossils that have emerged in many parts of the world show that Darwin was wrong. This is because they show no difference between the species living today and their fossils from the past. All these fossils provide important proof that living species have not changed in millions of years and that they underwent no evolution. <text:s/>This has been a great blow to the evolution theory. </text:p>
      <text:p text:style-name="P11">Don’t forget boys and girls: living creatures have not come down to us with their present physical form by undergoing constant coincidental changes. Our All-Mighty Lord created butterflies, birds, rabbits, squirrels, human beings, daisies, bananas in the same <text:soft-page-break/>way since Allah first created them. For example a three hundred million-year-old fossil of a tortoise has been discovered. This fossil shows that tortoises have undergone no change by evolution. There is no difference between it and the tortoises living today. There are many such living fossils and they all show that the theory of evolution is made up of nothing more than imagined false tales. </text:p>
      <text:p text:style-name="P11"/>
      <text:h text:style-name="P22" text:outline-level="3">Examples from the Fossils That Disprove Darwinism</text:h>
      <text:p text:style-name="P11">Living things haven’t gone through changes in the course of time as claimed by the theory of evolution. The living fossils are a proof of this fact. When you understand that the fossils of creatures that lived millions of years ago and the creatures alive today are the same, we understand one thing: the theory of evolution is a fiction.</text:p>
      <text:p text:style-name="P14">Now let’s have a look at the living fossils. They can’t wait to show themselves to you!</text:p>
      <text:p text:style-name="P14"/>
      <text:h text:style-name="P22" text:outline-level="3">Coelacanth</text:h>
      <text:p text:style-name="P11">Hi Boys and girls! My name is Coelacanth! I’ve waited 400 million years to meet you!. I live in the deep ocean. I am a big fish, about 150 cm long. I have thick scales all over my body. They look like knights’ armor. For many years, evolutionists said my species was extinct; they said I was a strange creature, not a real fish; that I used my fins to walk on the bottom of the ocean and that I was half-reptile and half-fish. They used me as an example to deceive people into believing that the evolution theory was true. In this way, they resorted to lies and false documents. They drew a number of false illustrations of my so-called ancestors and wrote up some imaginary scenarios. They even said that, while I was in the ocean, I made the decision to come out on the land, my fins turned into feet and later I became a reptile…. Of course, no such thing happened; the evolutionists are just lying. The also say that my species became extinct 70 million years ago, meaning no living coelacanth left in the world. But, one day, a fisherman caught a coelacanth while fishing in the sea. Because of this, everyone saw that we are not a so-called transitional form we are completely fish and that the evolutionists were telling lies. The story about evolution was thrown into the trashcan.</text:p>
      <text:p text:style-name="P11">Today, my coelacanth friends still live in South Africa, south-western Madagascar, and Indonesia. There is no difference between me and them. I am still the same as I was millions of years ago. I did not change; I didn’t turn into a bird or a reptile… I am a fish like all the other fish you know. I swim with my fins and I don’t walk as evolutionists claim.</text:p>
      <text:p text:style-name="P11"/>
      <text:h text:style-name="P22" text:outline-level="3"><text:soft-page-break/>Rabbit</text:h>
      <text:p text:style-name="P11">Boys and girls, I am a 33 million-year-old rabbit. Just like spiders have always been spiders, bees have always been bees, rays have always been rays and flies have always been flies, we rabbits have always been rabbits. This is what I have come here from all this way in the past to tell you. You will understand as soon as you look at my picture that I am the same as the rabbits you see around you. My fossil proves that rabbits did not evolve from any other living creature, and, like me, my other rabbit friends did not undergo any change. This shows once again how evolutionists are refuted by the fossil record. Our Lord has wondrously created all living creatures.</text:p>
      <text:p text:style-name="P11"/>
      <text:h text:style-name="P22" text:outline-level="3">Flying Fish</text:h>
      <text:p text:style-name="P11">Boys and girls, I am a flying fish. I am 95 million years old. Flying fish throw themselves out of the water by moving their tail fins very quickly and then glide through the air for a certain distance before dropping slowly into the water again. This movement is called flying, during which I can go as fast as 50 km. an hour. You will see my picture that flying fish that lived 95 million years ago are no different from the flying fish alive today. Yes, boys and girls, we haven’t changed in 95 million years. <text:s/>This too, destroys the claims of evolutionists. <text:s/>Allah created us in the most excellent way. Fossils and all scientific discoveries have proven that living creatures did not go through stages of evolution.</text:p>
      <text:p text:style-name="P11"/>
      <text:h text:style-name="P22" text:outline-level="3">Guitar Fish</text:h>
      <text:p text:style-name="P11">Hi, boys and girls, I’m a guitar fish. I’m 100 million years old. My fossil clearly shows you that we have not changed in all that time and that we never evolved. You can show the Darwinists a picture of my fossil and a picture of one of my friends alive today. Of course, they will not be able to give you an intelligent explanation of this. I, as a guitar fish, am happy to show you that there is no difference between a present-day guitar fish and a 100 million-year-old guitar fish like me. This shows us once again the truth of creation. </text:p>
      <text:p text:style-name="P11"/>
      <text:h text:style-name="P22" text:outline-level="3">Catshark</text:h>
      <text:p text:style-name="P11">Hi! I’m a catshark. Actually, we are a type of shark but we are a bit different from them. That’s why our name is different. I’m 95 million years old. Some of the shark species are very long, up to 4 meters. I’m not as long as they are. I was swimming in the sea 95 million years ago and, in all that time, we haven’t changed. There is no difference between me and the catsharks living today. If what the evolutionists say were true, I <text:soft-page-break/>would not look like a present-day catshark. This means that evolutionists are not telling the truth.</text:p>
      <text:p text:style-name="P11"/>
      <text:h text:style-name="P22" text:outline-level="3">Stonefly </text:h>
      <text:p text:style-name="P11">Hello, boys and girls. I am a stonefly. I would like to tell you my life’s story. I have been on this earth for 125 million years. Of course, my father, grandfather and all of my elders are much older. If you’re interested in where we live, I will tell you; it is a far-away place: China………….</text:p>
      <text:p text:style-name="P11">I have come with some friends to tell you some important facts from far back in history. When you hear my story, I know you will be surprised. But at the same time you will thank me because I will tell you about things you may have had some wrong ideas about.</text:p>
      <text:p text:style-name="P11">My friends, family and I used to live in China. We have many kinds of friends; we are here with many of them. One day we were covered by mud from a sudden land slide and we were cut off from the air. At that moment we hardened into our present form; that is, we were fossilized. When we looked around we realized that 125 million years had passed...</text:p>
      <text:p text:style-name="P11">Maybe you already know, but I will tell you again. It’s unlikely for a dead creature to turn into a fossil. In order for a fossil to be formed, after the creature dies, it must be preserved away from the outside effects. As you see, our life story is appropriate for fossilization. <text:s/>Under the mud, we were protected from external effects and this allowed us to become fossils after a while. I am happy I am a fossil because fossils have an important duty: to tell people that Darwin had lied and tell people the truths. So, I am very proud to perform this very important duty.</text:p>
      <text:p text:style-name="P11">But first, you should try to imagine how long 125 million years is. To understand how long this is, think of your 80 years old grandfather. He’s a lot older than you, and even much older than your mother and father, isn’t he? But we’re not talking here about 80 years; we’re not even talking about 80 thousand years. <text:s/>We are talking about 125 million years. Now, perhaps, you can understand better how long we have been fossils. </text:p>
      <text:p text:style-name="P11">Boys and girls, Darwin has told many lies to people. For example, he said that living creatures were at first primitive and evolved from one another after some time. The strange thing is that so many people believed him. Darwin said that insects, fish, cats, tortoises, birds, lions and all the other creatures we know came into being through a slow development. He said that insects, stoneflies like me in our present form, for example, went through several stages before they became stoneflies. If this were true, stoneflies that lived 125 million years ago would have no resemblance to stonefly friends living today. But Darwin was lying because we are exactly like our living friends. You too, can see this just by looking at our pictures.</text:p>
      <text:p text:style-name="P11"><text:soft-page-break/>My friends and I wanted to tell the whole world the truth and to say that Darwin lied. Actually, we are one of the most important proofs that Darwin was wrong. Stoneflies and many other insects like us are living in the world at this moment. There is no difference between us. If Darwin was right, we should not have been living 125 million years ago. But the truth is that we were around 125 million years ago, our fossils still exist and other stoneflies like us are still alive; this tells us that living species did not evolve from one another.</text:p>
      <text:p text:style-name="P11">Don’t forget one very important thing: we are creatures with highly developed characteristics. Allah created each one of us different from the other. All other creatures in the world were also created in this way. So, we are here as an important proof for the invalidity of evolution. Now you have learned this important truth. From now on, boys and girls, don’t let anyone deceive you about this. If someone wants to deceive you, show us to them so that they will be ashamed of themselves and admit their mistakes.</text:p>
      <text:p text:style-name="P11"/>
      <text:h text:style-name="P22" text:outline-level="3">Plant hopper </text:h>
      <text:p text:style-name="P11">Hi, boys and girls. I’m a friend of the stonefly. I’m a little plant hopper. A little while ago the stonefly told you about the lives of us fossils. I have come the way I was 125 million years ago to show you that theory of evolution is a deception. You can see that I am no different from plant hoppers living today. That is, millions of years ago we were still the same. We are the same now as we were then. Allah has created every living species without a flaw. Living things have not evolved.</text:p>
      <text:p text:style-name="P10">Mankind!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 (Surat al-Hajj: 73)</text:p>
      <text:p text:style-name="P11"/>
      <text:h text:style-name="P22" text:outline-level="3">A bird feather</text:h>
      <text:p text:style-name="P11">Boys and girls, I am a bird feather. I’ve come to you from 12 million years ago. When you look at me, you can see that 12 -million- year- old bird feathers are the same as they are today. Look carefully at my fossil and you will be surprised at the similarity between bird feathers from now and then. </text:p>
      <text:p text:style-name="P11"/>
      <text:h text:style-name="P22" text:outline-level="3">A poplar leaf</text:h>
      <text:p text:style-name="P11">You’ve probably seen a poplar tree and its leaves before. Poplar trees grow almost everywhere. <text:s/>I’m a 50 million-year-old poplar leaf. Researchers found me in America, in a fossil bed in the Green River, Utah, and they were surprised to discover that there was <text:soft-page-break/>no difference between me and present-day poplar leaves. This is because they were also told the lie that the plants have undergone evolution. When they saw me with their own eyes, they understood that they had been fooled.</text:p>
      <text:p text:style-name="P11"/>
      <text:h text:style-name="P22" text:outline-level="3">An alder leaf</text:h>
      <text:p text:style-name="P11">Here is another plant. I am a fossil of an alder leaf that lived in British Colombia in Canada. I am 50 million years old. There is no difference between me and the present-day alder leaves. So, I and my other fossil friends did not evolve; I am clear proof that Darwin lied to everyone.</text:p>
      <text:p text:style-name="P11"/>
      <text:h text:style-name="P22" text:outline-level="3">Ferns</text:h>
      <text:p text:style-name="P11">Here is another plant….I am a plant that lived about 300 million years ago. I lived in the so-called Carboniferous period. I lived in Spain. Now I am a fossil. I am one of the very important proofs against evolution because I am very old. . If such old plants are still alive today, it means that they did not evolve. I am a proof that plants like us did not evolve. I am here to tell the evolutionists, “I did not evolve”. </text:p>
      <text:p text:style-name="P11"/>
      <text:h text:style-name="P22" text:outline-level="3">Horseshoe crab</text:h>
      <text:p text:style-name="P11">Hello boys and girls! My name is horseshoe crab. Be careful not to confuse me with other crabs. I am different from them. I can walk in the sand through my tail which I move like a rudder. And also , my eyes have amazing features. </text:p>
      <text:p text:style-name="P11">I waited 300 million years to meet you and in that time I haven’t changed at all. Look at me and a present-day horseshoe crab and you will see that we are as similar as twins. Millions of years ago, I also used to walk in the sand, use my tail as a rudder and easily catch my prey. Look: present-day horseshoe crabs have eyes like mine. The structure of our skeletons and our tails have not changed through millions of years. But according to evolutionists’ lie, every creature changes in the course of time and even changes into different species. Of course, this is not true. You can see clearly that the evolutionists have lied, and they still go on saying it.</text:p>
      <text:p text:style-name="P11"/>
      <text:h text:style-name="P22" text:outline-level="3">Oyster</text:h>
      <text:p text:style-name="P11">Boys and girls, you can see oysters like me at the beach in the summer time. I’m an oyster. I am 150 million years old. Just think! I have come all the way from millions of years ago. When you look at me, you can understand right away that oysters, just like all other living creatures have not changed or evolved throughout millions of years. </text:p>
      <text:p text:style-name="P11"/>
      <text:h text:style-name="P22" text:outline-level="3"><text:soft-page-break/>Cockroach</text:h>
      <text:p text:style-name="P11">Hi boys and girls, what you will read about me now will show you that the theory of evolution of Charles Darwin is a big lie. I am part of a family of insects that has been living for tens of millions of years. I lived 128 million years ago and now I am a fossil. I have come from that long-ago to expose these lies. I have antennae that are sensitive to every draft of air and the slightest movement; I have excellent wings and a shell that is resistant even to nuclear radiation -just like all other cockroaches all around the world. Next to me you see a picture of a cockroach friend of mine. He’s about 50 million years old. He is fossilized in amber but you can see that his wings, hair and the details of all his organs are still intact. <text:s/>There’s no difference between me and present-day cockroaches, don’t you agree? Evolutionists cannot explain that……..</text:p>
      <text:p text:style-name="P11"/>
      <text:h text:style-name="P22" text:outline-level="3">Alligator</text:h>
      <text:p text:style-name="P11">Boys and girls, I am an alligator and I am 100 million years old. I want you to know that there is no difference between me and other alligators living today. Their teeth, skeletons and body structure are no different from mine. But evolutionists say that living creatures have changed with the passage of millions of years and evolved into different creatures. My existence, and the fact that I and present-day alligators are copies of one another shows that evolutionists have told lies, don’t you agree? This fact proves that evolution never happened and that living creatures did not evolve from one another. Besides, it shows that Allah has created every creature in its present form. No creature has ever changed, or turned into another. They still have the form they were first created in. This is one of the most wonderful proofs of the wonderful creation of Allah.</text:p>
      <text:p text:style-name="P11"/>
      <text:h text:style-name="P22" text:outline-level="3">A Gingko leaf</text:h>
      <text:p text:style-name="P11">I am a Gingko leaf and I lived 50 million years ago. Here you see a picture of mine with a present-day Gingko leaf on top of it. After you see this, evolutionists won’t be able to fool you saying the plants evolved. Just as Allah brought me into being with all my characteristics in the past, He is creating Ginkgo’s living today with <text:s/>same mastery.</text:p>
      <text:p text:style-name="P11"/>
      <text:h text:style-name="P22" text:outline-level="3">Sycamore Tree Leaf </text:h>
      <text:p text:style-name="P11">Sycamore trees are almost everywhere. I am a sycamore tree leaf. I am 50 million years old and there is no difference between me and the leaves of living sycamore trees. You can go and have a look; you will see that we are the same. Millions of years have passed and Allah has created us all the same with all our characteristics. <text:s/>We, leaves have not evolved and I am one of the proofs of that.</text:p>
      <text:p text:style-name="P11"/>
      <text:h text:style-name="P22" text:outline-level="3"><text:soft-page-break/>Salamander</text:h>
      <text:p text:style-name="P11">Boys and girls, my name is Salamander. Some of us can live many meters below the ground, and even in earth frozen to minus 50 degrees. To warm ourselves, we secrete a special liquid onto our bodies. We have had this amazing ability for millions of years; that is, we did not evolve gradually as evolutionists claim. We are still the same as our Lord created us. You can see my fossil in the picture; scientists found it 125 million years later and this gave me the opportunity to tell you the truth. </text:p>
      <text:p text:style-name="P11">Boys and girls, you can see that there is no difference between me and salamanders of the 21st century. We are like twin brothers! How do you think evolutionists explain this? If you like, I will answer this question: of course, they can’t explain it, and they think that they can continue their deception by telling you about evolution. But anyone who sees me cannot believe them anymore. </text:p>
      <text:p text:style-name="P11">Don’t forget this, boys and girls: like other living creatures we did not evolve.</text:p>
      <text:p text:style-name="P11"/>
      <text:h text:style-name="P22" text:outline-level="3">Nautilus</text:h>
      <text:p text:style-name="P11">Hello boys and girls, I don’t think many of you know my name. First of all, let me introduce myself. I am a nautilus. I live in the seas; my body has a diving system just like a submarine’s. When I want to dive down deep, I fill the empty chambers in my body with water. In this way I can go very deep. And when I want to come to the surface again, I empty the water out of those chambers. In this way I can easily escape my enemies, and hunt for my prey. Besides, a submarine can dive only to 400 meters, but I can go down to about 4000 meters. </text:p>
      <text:p text:style-name="P11">I am 114 million years old and you can see that there is no difference between me and a Nautilus living today. They too have diving chambers and a spiral body like a snail shell. They also produce a special bio-chemical gas which they send to the cells through blood circulation and they pump out the water in the cells. 114 million years ago, when I was alive, I, too, had all these features. If what evolutionists say were true, I would have changed constantly throughout millions of years and become a totally different creature. But there’s no difference between me and present-day nautilus. This is one of the main things that evolutionists can’t explain. </text:p>
      <text:p text:style-name="P11">But the explanation is very clear: there is no such thing as evolution. Living species have never changed. They are the same millions of years later as when Allah first created them. We are one of the clearest proofs for this.</text:p>
      <text:p text:style-name="P11"/>
      <text:h text:style-name="P22" text:outline-level="3">Water Bug </text:h>
      <text:p text:style-name="P11">Hello boys and girls. <text:s/>You must have seen me somewhere before. When I and others like me became fossils, some of us were hunting, others were chasing our enemies and <text:soft-page-break/>others were wandering about. There were different reasons why we became fossils. <text:s/>Some of my friends are 100 million years old and they are displayed in museums all over the world. <text:s/>You won’t believe it, but I am 125 million years old and I am no different from present-day water bugs. That’s why I am a proof for the error of evolution. Just think; I am from 125 million years ago in the past and I am completely the same as water bugs alive today. That's right; I am a clear proof that like other creatures, water bugs did not go through a process of evolution.</text:p>
      <text:p text:style-name="P11"/>
      <text:h text:style-name="P22" text:outline-level="3">Bats</text:h>
      <text:p text:style-name="P11">Hello boys and girls! <text:s/>I am here to tell you some very important things. I can hear sounds that no human beings can hear. <text:s/>For this reason, I do not need eyes to sense what is going on around me. Because of sound waves, I can find my prey which I prefer to hunt at night. But don’t think that I am a bat alive right now; I am actually a fossil. Researchers discovered me and took me to their laboratory. They learned that I was about 50 million years old. They discovered that I am that same as present-day bats. So, boys and girls, I am one of the evidences showing that Darwin lied 150 years ago. I say that Darwin told lies. Me and other bats like me were created by Allah and we have not changed since then. I didn’t change from some other creature into my present form nor did I take on a different shape throughout the years. I’ve always been this way and I always will be the way I am now……………</text:p>
      <text:p text:style-name="P11"/>
      <text:h text:style-name="P22" text:outline-level="3">Scorpion </text:h>
      <text:p text:style-name="P11">Hello boys and girls, I have come all the way from Brazil. I’m a very, very old scorpion. I have been waiting millions of years to meet you. Actually, I’m older than you can imagine- 125 million years old. A couple of researchers found me while they were digging over there. They found my fossil as a result of their excavations. They examined every part of me-my skeleton, tail, pincers, my eyes…………they were very detailed. They concluded that I was no different than today’s scorpions. If what evolutionists say were true, I should have changed over millions of years into a totally different creature. I should have changed into a creature only vaguely reminiscent of today’s scorpions or without any similarity at all. But as you can see, there’s not the slightest difference between today’s scorpions and me although I lived 125 million years ago. In other words, there is no such thing as evolutionary development. There were some scientists, long-time supporters of the theory of evolution, who thought that all creatures changed in the course of time into different species, and that new types of creatures were formed in this way; but, when they saw me, they started to doubt their theory.</text:p>
      <text:p text:style-name="P11">Then they, too, understood quickly that there was never any evolution, that the living things of today came with the forms Allah gave them in the beginning.</text:p>
      <text:p text:style-name="P11"><text:soft-page-break/></text:p>
      <text:h text:style-name="P22" text:outline-level="3">Apple leaf</text:h>
      <text:p text:style-name="P11">Hello! I’m sure you all like apples. And I’m also sure that you have never met an apple tree leaf as old as I am. Guess how old I am? I am 50 million years old… But if you put me next to an apple leaf from your garden, you will not notice any difference. So, you see once again that what the evolutionists say is wrong.</text:p>
      <text:p text:style-name="P11"/>
      <text:h text:style-name="P22" text:outline-level="3">Pine cone</text:h>
      <text:p text:style-name="P11">I think you all know what a pine cone is. If you have a pine tree growing in your neighborhood, you have seen these cones on that tree. I am about 20 million years old and as you can plainly see, there is no difference between me and present-day pine cones. That is, that we, like other plants, did not evolve. Look and see how detailed my fossil is.</text:p>
      <text:p text:style-name="P11"/>
      <text:h text:style-name="P22" text:outline-level="3">Shark</text:h>
      <text:p text:style-name="P11">Hi boys and girls! I am a shark fossil. You can find sharks like me in almost all the oceans of the world. By the way, did you know that I am 75 million years old? Evolutionists cannot explain how I have n’t changed even a bit over millions of years. According to the theory of evolution, the so-called ancestor of present-day sharks (that’s me) must be different from them. This is because evolutionists believe that species are constantly changing and have developed from a so-called primitive form. But this is not true; if it was true, I would be very different from sharks swimming in the sea today. If you compare the picture of my fossil with the picture of present-day sharks, you will see no difference. Every fossil that has been found shows that creatures have not developed from one another in stages; that is to say, they have not gone through stages of evolution, as evolutionists claim. Living creatures have remained the same through millions of years; their appearance is the same today as it was then.</text:p>
      <text:p text:style-name="P11"/>
      <text:h text:style-name="P22" text:outline-level="3">Herring </text:h>
      <text:p text:style-name="P11">I was discovered along with many other friends of mine in rocks in the American state of Wyoming. I have come from 50 million years ago, but still I am identical to all my friends living today. All my fossil friends are very well preserved in these rocks. You can see how much I resemble the fish you see around you; this shows clearly that we did not evolve. Look at my friend the sunfish; we are proof that evolutionists have lied to the world. We are no different from present-day fish.</text:p>
      <text:p text:style-name="P11"/>
      <text:h text:style-name="P22" text:outline-level="3"><text:soft-page-break/>Sunfish</text:h>
      <text:p text:style-name="P11">Yes, I am a sunfish. I too, have been in the rocks of Wyoming for 50 million years. It is good to meet you because I have been waiting here a long time to announce that Darwin’s theory is a lie. Evolutionists pretend not to hear us; no matter how much we contradict them, and no matter how clearly we show them the truth, they still lie saying that ‘evolution happened’. They take no notice of us. <text:s/>But you are very smart. <text:s/>You can immediately tell by looking at us that evolution has never happened. The fossils show that a 200 million-year-old fish, or a 100 million-year-old fish, or a 50 million-year-old fish, or a fish living today are totally the same. In all the millions of years that we have lived, we never changed. We are all the same. This is proof of the lies that evolutionists tell. Our All-mighty Lord has created all fish the same.</text:p>
      <text:p text:style-name="P11"/>
      <text:h text:style-name="P22" text:outline-level="3">Sea Horse</text:h>
      <text:p text:style-name="P11">I am a sea horse from Rimini in Italy. I am 3 million years old. You can find other seahorses like me today in many parts of the world. That is, we have not changed since Allah first created us. We never underwent anything like what Darwinists call evolution.</text:p>
      <text:p text:style-name="P11"/>
      <text:h text:style-name="P22" text:outline-level="3">Willow leaf</text:h>
      <text:p text:style-name="P11">Almost everyone knows what a willow tree is. You can see us mostly near the water. I am 50 million years old and I am one of the most important proofs that evolution did not happen.</text:p>
      <text:p text:style-name="P11"/>
      <text:h text:style-name="P22" text:outline-level="3">Sumac leaf</text:h>
      <text:p text:style-name="P11">Hi boys and girls, I am a sumac leaf. I am sure you know what a sumac is. If you don’t, you can ask your mom, she can show you. And you even probably have it in your home right now; I am just like the picture of the sumac leaf used in dishes. I am a 50 million-year-old fossil and I am a proof that evolution did not happen. Evolutionists believe that plants and other living things evolved. But nothing like that ever happened. I am just like other sumac leaves living today. This means that evolutionists are really telling lies. </text:p>
      <text:p text:style-name="P11"/>
      <text:h text:style-name="P22" text:outline-level="3">Sea Bass</text:h>
      <text:p text:style-name="P11">I am a sea bass. I have been in this rock for 50 million years. You can go, check a sea bass and see for yourself I am identical to them. We sea basses have come down to the present-day without changing in 50 million years. In all this time, nothing has changed: our scales have not changed into skin, our gills have not changed to a lungs , and our fins have not changed into feet. We were created as fish and so we have continued as <text:soft-page-break/>fish. My species is found today in the waters of the northern hemisphere-places like Asia, Europe and even New Zealand. Now do you understand that Darwin was trying to deceive you with his lies?</text:p>
      <text:p text:style-name="P11"/>
      <text:h text:style-name="P22" text:outline-level="3">Stingrays</text:h>
      <text:p text:style-name="P11">Hi boys and girls. Have you ever seen a stingray? If not, here is one for you to look at. Yes, I am a 50 million-year-old fossil but I am no different from my other stingray friends alive today. I’ve spent 50 million years in Green River, Wyoming. If you look carefully you will see that I am very well preserved. Notice the end of my tail; do you see how complex it is? Now I want to introduce you to another ray friend of mind. He is even older than I am and he is a different type. Because of his shape, they call him a guitar fish. Scientists say he is 95 million years old. He too, has all the characteristics of a present-day guitar fish. So, when evolutionists see him, they have nothing to say. Now they are ashamed to hold on to their nonsense theory. Look at this present-day stingray. Surprising, right? There’s no difference between them, my friends and me. So you can see that <text:s/>Darwin’s claims are false. I am the same as today's stingrays and I have come from 50 million years ago to say so. </text:p>
      <text:p text:style-name="P11"/>
      <text:h text:style-name="P22" text:outline-level="3">Shrimps</text:h>
      <text:p text:style-name="P11">Hello boys and girls. Let me introduce myself. I am a shrimp. I don’t know if you’ve ever seen a shrimp before. As you know, I live in the seas. But I’m not alive now; I’m a fossil. I lived between 146 million and 208 million years ago and, like the others, I have some important news for you. <text:s/></text:p>
      <text:p text:style-name="P11">Boys and girls: those who accept Darwin’s theory do not believe that present-day shrimps are similar to shrimps that lived millions of years ago. But look at me; I come to you in the form in which I was fossilized millions of years ago. My existence proves that Darwin and his friends are lying. For this reason, no one can deceive you about this because now you have a fossil friend from millions of years ago. You will see my picture and the picture of another shrimp friend of mine. He is 150 million years old. You can look at the pictures of both of us. Be sure to compare these pictures with present-day shrimp. Then you will see with your own eyes that evolution never happened. And you will see the pictures of two more friends of mine. They are fossils just like me. They are both 125 million years old. You can compare them with today’s shrimps. You will see for yourselves that there is no difference between them.</text:p>
      <text:p text:style-name="P11"/>
      <text:h text:style-name="P22" text:outline-level="3"><text:soft-page-break/>Midge</text:h>
      <text:p text:style-name="P11">Hello boys and girls. <text:s/>I am a very small fly called a midge. I lived 125 million years ago but now I am a fossil. In the picture you can see my fossil. We are very well preserved. Experts who compare us to present-day midges say they can see no difference between us. You see, boys and girls, Allah hid our fossils for millions of years to show you the truth, and now you know the truth because scientists have discovered us. There is no such thing as evolution. Every creature looks the same now as they did millions of years ago. A horse has always been a horse, a fly has always been a fly, a daisy has always been a daisy, a squirrel has always been a squirrel and a human being has always been a human being. </text:p>
      <text:p text:style-name="P11"/>
      <text:h text:style-name="P22" text:outline-level="3">Crab</text:h>
      <text:p text:style-name="P11">Hey boys and girls! Finally, it’s my turn to speak up. <text:s/>I almost thought my turn would not come. I am a crab. I am somewhere between 23 and 37 million years old. The most important thing you should remember here is that there is no difference between me and present-day crabs. Crabs did not evolve from another creature as evolutionists claim. Crabs that lived millions of years ago have characteristics identical to crabs that live today. I am the clearest proof of this.</text:p>
      <text:p text:style-name="P11">I’m here to tell you something about this. Don’t forget; living things have never undergone that process that Darwin and those that came after him called evolution. As you see from the examples in this book, crabs, shrimps and fish that lived millions of years ago are the same as those who are <text:s/>alive today. There is no such thing as a gradual change from primitive to complex creatures.</text:p>
      <text:p text:style-name="P11"/>
      <text:h text:style-name="P22" text:outline-level="3">Dragonfly</text:h>
      <text:p text:style-name="P11">Hello, I’m the fossil of a dragonfly. 175 million years ago I lived in Bavaria, in Germany. I have some very interesting characteristics. Meanwhile, you should look me up in an encyclopedia You will be very surprised to hear about the characteristics I have. And don’t forget that I am a proof against evolution. Because even though I lived 175 million years ago, I have the same characteristics as a dragonfly alive today. This means that dragonflies did not evolve. <text:s/>Just as Allah first created us flawless, so we are today.</text:p>
      <text:p text:style-name="P11"/>
      <text:h text:style-name="P22" text:outline-level="3">Frog</text:h>
      <text:p text:style-name="P11">Boys and girls, I am a 50 million year old frog because I became a fossil 50 million years ago. Later, people found my fossil and put it on display in museums like some other fossils. I’m glad about that because the condition of my fossil shows everyone the truth. You see, before they found my friends and me, some people thought that living <text:soft-page-break/>creatures came to be through evolution. But, when they see us, they understand that millions of years ago there were creatures in the world just like those alive today. If what the theory of evolution says were true, my fossil and millions of fossils just like me should not exist. But even if evolutionists want to ignore us, we exist.</text:p>
      <text:p text:style-name="P11"/>
      <text:h text:style-name="P22" text:outline-level="3">Puffer Fish</text:h>
      <text:p text:style-name="P11">Boys and Girls, 95 million years ago I lived in what is now Lebanon. Don’t you think it’s interesting that I’ve been a fossil all this time? But I’m very glad to have caught up with you in time. That’s because you can now see that fish that lived 95 million years ago are the same as fish that are alive today and that evolutionists have tricked you.</text:p>
      <text:p text:style-name="P11">As you know, evolutionists claim that the marine invertebrates that appeared hundreds of millions of years ago turned into fish over a period of 10 million years. <text:s/>But there is no transitional form to show that these invertebrates ever evolved into fish. </text:p>
      <text:p text:style-name="P11">This means that, if what the evolutionists say were true, there must have been millions of half-fish and half-invertebrates that emerged during the transition from one to another and their fossils should have come down to us. <text:s/>But when we look at all the fossils that are found, we see that even one fossil of such a creature does not exist. There is not one example. But you can always find different species of fish just like me since fish were first created. In short, the fact that I and my friends exist is an important proof against evolution.</text:p>
      <text:p text:style-name="P11"/>
      <text:h text:style-name="P22" text:outline-level="3">Pipefish </text:h>
      <text:p text:style-name="P11">Boys and girls, I am a pipefish. My appearance reminds people of a needle and this is where I got my name. After many years, researchers discovered my fossil and put me on display. I am happy I can be of some help. </text:p>
      <text:p text:style-name="P11">Now, people can see that pipefish did not evolve, and that we have been the same for millions of years. They are learning that we and our present-day friends all have the same characteristics. If you look carefully at the picture, you will see that there is no difference between me and pipefish alive today. We are living fossils and we are one of the most important proofs against the theory of evolution. For this reason, you must learn all about us.</text:p>
      <text:p text:style-name="P11"/>
      <text:h text:style-name="P22" text:outline-level="3">Turtle</text:h>
      <text:p text:style-name="P11">Hello boys and girls, I am a turtle. You have probably seen many turtles before. Maybe you have even played with one. Human beings usually like us. People make jokes about us because we move so slowly. Oh ! <text:s text:c="4"/>I forgot to tell you how old I am.</text:p>
      <text:p text:style-name="P11"><text:soft-page-break/>I am somewhere between 1.8 and 5 million years old. That makes me a very old turtle. You will see the pictures of two of my friends on the back of this page. They are turtles like me. One of my friends is 140 million years old and the other is 120 million years old. The important thing to notice is that there is no difference between us and present-day turtles. So, when you are telling people that the theory of evolution is wrong, you can show us as proof. We are very important proofs...........</text:p>
      <text:p text:style-name="P15"/>
      <text:h text:style-name="P22" text:outline-level="3">Mayfly</text:h>
      <text:p text:style-name="P11">I am a mayfly. Scientists think I am about 125 million years old. I am exactly the same as mayflies alive today. Look at me...mayflies have come down to the present day just as Allah created them the first time. That is to say that we mayflies, like other creatures, did not undergo evolution. <text:s/></text:p>
      <text:p text:style-name="P11"/>
      <text:h text:style-name="P22" text:outline-level="3">Gecko</text:h>
      <text:p text:style-name="P11">Let me tell you a little about myself. I am a kind of reptile. My most important characteristic is the structure of the outer surface of all my toes which lets them stick to surfaces. Every one of my feet has 2 million tiny ‘hairs’. </text:p>
      <text:p text:style-name="P11">Because of them, I can easily stick to every surface. It is also interesting that, even if I walk in sand, my feet still work. Boys and girls, when you walk in the sand in the summer sand sticks to your feet, but that doesn’t happen to me. Right after I walk on sand, I can also walk on glass. <text:s/></text:p>
      <text:p text:style-name="P11">I weigh only about 100 grams, so I am very small. But with my toes, I have a sticking power of 1200 times my own weight. That's the same as a man who weighs eighty kilograms moving a ten ton truck with his fingers! </text:p>
      <text:p text:style-name="P11">As you can see, I am a creature with very interesting, and very unique characteristics. I lived millions of years ago and here I am with you today. I am the same as present-day geckos. Here is one more proof that evolution is not true............</text:p>
      <text:p text:style-name="P11"/>
      <text:h text:style-name="P22" text:outline-level="3">Lobster</text:h>
      <text:p text:style-name="P11">You probably know what a lobster is. I am a lobster. I am between 144 and 165 million years old. So I am very old. But think about this boys and girls, a lobster that lived so many millions of years ago is the same as lobsters alive today. We didn’t evolve. Don’t let anyone deceive you about this. You have certain proof in your hands. If anyone tells you that lobsters evolved, just take out my picture and show them. They will be embarrassed and won’t defend evolution any more.</text:p>
      <text:p text:style-name="P11"/>
      <text:h text:style-name="P22" text:outline-level="3"><text:soft-page-break/>Brittle Star</text:h>
      <text:p text:style-name="P11">Hello, I am a 380 million years old brittle star. If you look at my and my friends’ pictures on the next page you will see that we are just the same as present-day starfish and and brittle stars. </text:p>
      <text:p text:style-name="P11">That is, starfish and brittle stars, like other creatures, did not evolve. From this we can see that evolutionists have told lies to deceive people. Because there are many fossils like us all over the world. </text:p>
      <text:p text:style-name="P11">Boys and girls, it is very wrong for evolutionists to knowingly continue this lie. But now you know the truth, so you will not make this mistake. And also make sure that your friends and family are not misled, either. Tell them what you learned from this book. Don’t forget! Allah created all living things separately, no species turned into another, no species evolved. </text:p>
      <text:p text:style-name="P11"/>
      <text:h text:style-name="P22" text:outline-level="3">Starfish </text:h>
      <text:p text:style-name="P11">Some of you have seen fossils of starfish. I am a starfish. As you have seen in other specimens, there is no difference between a starfish of the 21st century and those that lived millions of years ago. But evolutionists deny this. They say that originally there were no starfish; that they evolved from other creatures. How silly! As you can see, I am a starfish that lived 420 million years ago. I am exactly the same as today’s starfish.</text:p>
      <text:p text:style-name="P11"/>
      <text:h text:style-name="P22" text:outline-level="3">Sea urchin</text:h>
      <text:p text:style-name="P11">Hey there! <text:s/>You just met a starfish. <text:s/>I am his friend; I am a Sea urchin. I used to live in the sea but now I am not alive; I am just a fossil. I am somewhere between 144 and 206 million years old. <text:s/>So I am really very old. I and my friends are important proofs that living things did not undergo evolution. I and my sea urchin friends alive today have all the same characteristics that we did so long ago. We are so alike you can’t tell the difference. This means that evolutionists, as always, are trying to deceive people! They claim that every living species came from a so-called common ancestor and supposedly evolved from one another. But, the truth is that Allah created all living species separately. Birds butterflies, pandas, cats and all other creatures with their special traits did not evolve. <text:s/></text:p>
      <text:p text:style-name="P11"/>
      <text:h text:style-name="P22" text:outline-level="3">Okapi</text:h>
      <text:p text:style-name="P11">My name is Okapi and you can see form my picture that I look a bit like a horse and a bit like a zebra. For many years evolutionists said that I was extinct. They even said that <text:soft-page-break/>I was a million-year-old fossil which is a stage in the evolution of the horse. But this lie did not last long. In 1901, an okapi friend of mine appeared on the scene. Alive!</text:p>
      <text:p text:style-name="P11">You can’t imagine how shocked evolutionists were! When they saw that my fossil and living okapi is the same, everyone knew that they had been deceiving the public for years with their false tales. The fact that my okapi friends are still alive proved that evolutionists were lying about the evolution of horses. For millions of years Allah did not change me; my species is still as wonderful as He created us in the beginning. </text:p>
      <text:p text:style-name="P11"/>
      <text:h text:style-name="P22" text:outline-level="3">Cherry leaf</text:h>
      <text:p text:style-name="P11">Boys and girls, you recognize my fruit, of course. I am a leaf with the same characteristics as a cherry leaf living today. Scientists estimate that I am 50 million years old. You can see that cherry leaves have not evolved; they are still the same, with all their qualities with which Allah created them. </text:p>
      <text:p text:style-name="P11"/>
      <text:h text:style-name="P22" text:outline-level="3">Birch tree</text:h>
      <text:p text:style-name="P11">Hello boys and girls, I am the fossil of a birch tree leaf. They say I am 50 million years old. I lived in Canada with my family, and I came down through the years as a fossil. So now, you can see that there is no difference between a birch tree that lives today and one that lived millions of years ago. We show people that birch trees, like all living things, did not evolve.</text:p>
      <text:p text:style-name="P11"/>
      <text:h text:style-name="P22" text:outline-level="3">Bear</text:h>
      <text:p text:style-name="P11">Hello boys and girls! I am a bear. Researchers discovered my fossil in China. I am 78 million years old. I have many bear friends just like me living all over the world today. I and my other bear friends have the same flawless characteristics. Our species did not change. Not one of us underwent evolution as Darwin claimed; I am the proof of that. If you compare me with present-day bears you will see that what I say is true, and that there is no difference between us.Amber is one substance in which fossils are preserved. </text:p>
      <text:p text:style-name="P11"/>
      <text:p text:style-name="P11"/>
      <text:h text:style-name="P20" text:outline-level="1">CHAPTER 3</text:h>
      <text:p text:style-name="P16"/>
      <text:h text:style-name="P18" text:outline-level="1">MILLION-YEAR OLD CREATURES PRESERVED IN AMBER SHOW THAT EVOLUTION IS INVALID</text:h>
      <text:p text:style-name="P11"/>
      <text:p text:style-name="P11"/>
      <text:p text:style-name="P11">Amber is a resin secreted by some trees. It is secreted from a tree and covers an insect, preserving it in that state for millions of years. Fossils preserved in amber, like other fossils that have been found, show us an important fact: living things have not changed in millions of years; that is, they have not undergone evolution. </text:p>
      <text:p text:style-name="P11">All the tens of thousands of fossils preserved in amber show that living creatures have maintained the same characteristics since the day they came into being. Termites have always been termites, ants have always been ants, frogs always frogs, snakes always snakes, butterflies always butterflies, moths always moths. There is no difference between those creatures that lived millions of years ago and were preserved in amber and those that are alive today. Evolutionists cannot explain this. It proves that Allah created every living thing and that the theory of evolution is just a lie. </text:p>
      <text:p text:style-name="P11">For many years scientists have been working on the description of fossils preserved in amber from various parts of the world, especially the Dominican Republic. And the thing is, these examples are just a very small part of those of innumerable fossils that were found. <text:s/>There are millions of fossils like this. <text:s/></text:p>
      <text:p text:style-name="P11"/>
      <text:h text:style-name="P22" text:outline-level="3">Dance fly</text:h>
      <text:p text:style-name="P11">Hello boys and girls, I am a dance fly. Scientists think that I am 45 million years old. Present-day dance files are just like me. This is because we did not evolve. We living fossils prove that evolution never happened. </text:p>
      <text:p text:style-name="P11"/>
      <text:h text:style-name="P22" text:outline-level="3">Caterpillar</text:h>
      <text:p text:style-name="P11">I’m sure you all know what a caterpillar is. I am a caterpillar. Scientists think I am 25 million years old. Boys and girls, I am so well preserved that after so many millions of <text:soft-page-break/>years you can still see my hairs. This way, people can see that I am no different from present-day caterpillars and that caterpillars, like other creatures, did not go through an evolution. Evolutionists claim that every living thing changed through evolution, but when they see me they are embarrassed. Caterpillars from millions of years ago are the same as those alive today. This fact shows that evolutionists have lied to the public. Boys and girls, Allah created every species separately and He has given many proofs that living things did not evolve.</text:p>
      <text:p text:style-name="P11"/>
      <text:h text:style-name="P22" text:outline-level="3">Grasshopper</text:h>
      <text:p text:style-name="P11">Hey there! I’m a grasshopper. My other friends and I have been fossilized; that’s good because Darwin and his supporters have come to see that they can’t deceive people about grasshoppers. This is because there is no difference in the anatomy of present-day grasshoppers and those that lived 100 million years ago. That means that Darwin is not telling the truth. Living things have not changed in millions of years, which means that they did not evolve.</text:p>
      <text:p text:style-name="P11"/>
      <text:h text:style-name="P22" text:outline-level="3">Hemiptera</text:h>
      <text:p text:style-name="P11">Boys and girls, the name hemiptera may seem strange to you. <text:s/>Actually it is not the name of a bug, it is a name that includes many kinds of bugs. <text:s/>Perhaps 100 thousand fossils have been found so far of the bugs that belong to our group. And each of them shows that evolution did not happen. <text:s/>This is because there is no difference between the fossils that have been found and the bugs alive today. So now, evolutionists don’t know what to do. They pretend not to see the facts and make up all sorts of lies about us. <text:s/>But now that you've seen <text:s/>us, you can immediately tell when an evolutionist is trying to lie to you.</text:p>
      <text:p text:style-name="P11"/>
      <text:h text:style-name="P22" text:outline-level="3">Moth</text:h>
      <text:p text:style-name="P11">Hi kids! You’ve met my friends; now it’s my turn. I’m a moth. Of course, I am a fossil. I’ve been waiting for the day we would meet. Finally researchers found me and you have learned the facts about the theory of evolution. My friends and I have come down to the present day without any change and we are one of the most important proofs against evolution! <text:s/>Look carefully at the pictures and you will see this truth.</text:p>
      <text:p text:style-name="P11"/>
      <text:h text:style-name="P22" text:outline-level="3">Walking stick</text:h>
      <text:p text:style-name="P11">When you look at my picture, you will see where I got my name. I look a lot like a walking stick and, when I have to avoid an enemy, I hide in the tree branches and when I <text:soft-page-break/>do that, just let them try to find me. I have come from 45 million years ago and I want to remind you of a very important fact. We walking sticks did not evolve. <text:s/>I am 45 million years old and, if you put my picture beside a present-day walking stick, you will not see any difference. The fact that there is no difference is proof that evolutionists tell lies.</text:p>
      <text:p text:style-name="P11"/>
      <text:h text:style-name="P22" text:outline-level="3">Winged ant</text:h>
      <text:p text:style-name="P11">Hi! I am a flying ant; maybe you’ve seen me in your garden before. There are many flying ants around today, but I am not one of them. I am a bit older, actually a lot older, I’m about 25 million years old. One day I was flying around in the Baltic Sea area where I lived, and then I saw something like honey and landed on it. But it was not honey, it was tree resin. Later this resin became amber and I have been inside it ever since. <text:s/>Then researchers discovered me and I have come to you to prove that evolution did not happen.</text:p>
      <text:p text:style-name="P11"/>
      <text:h text:style-name="P22" text:outline-level="3">Cricket</text:h>
      <text:p text:style-name="P11">You must have heard the story of the cricket and the ant. Well, boys and girls, I am that famous cricket. <text:s/>You can find me mostly in the summer. I was caught in amber about 50 million years ago; I became a fossil and have been waiting all these years to meet you. Now you know that crickets did not evolve because you know that there is no such thing as the evolution of living things. Some of your friends may not know this but now you can tell them the truth. <text:s/>You can use my fossil as proof. They can pick up a cricket and compare it with my picture in this book. They will find no difference and they will understand what a silly theory evolution is.</text:p>
      <text:p text:style-name="P11"/>
      <text:h text:style-name="P22" text:outline-level="3">Mantis</text:h>
      <text:p text:style-name="P11">Hello! I’m a mantis. They say I’m 25 million years old. Boys and girls, like my other fossil friends, I was preserved in amber. But my life history is somewhat interesting. One day, a bee and a spider started to chase me.</text:p>
      <text:p text:style-name="P11">When I was trying to escape them, I got caught in a drop of resin. Then I got stuck in the resin together with the bee and the spider. It’s good that we got caught because I can talk to you now. As you can see that my friends and I look very much like our mantis friends living today.</text:p>
      <text:p text:style-name="P11"/>
      <text:h text:style-name="P22" text:outline-level="3">Mosquito</text:h>
      <text:p text:style-name="P11">Hello! I’m a mosquito. You can find me everywhere especially in the heat of the summer. When I was living in South America, I got caught in some amber and became a <text:soft-page-break/>fossil. I am 25 million years old. I am so well preserved in amber that you can see all the details of my wings and my body. I have all the characteristics that my mosquito friends living today have, including my wings, eyes, and my legs. Kids, let me tell you something, although I lived millions of years before you, I am the same as present-day mosquitos. Every mosquito that you have ever seen has the same characteristics that Allah created me with. I am a proof that we have not evolved………</text:p>
      <text:p text:style-name="P11"/>
      <text:h text:style-name="P22" text:outline-level="3">Pseudoscorpion</text:h>
      <text:p text:style-name="P11">Boys and girls, I look like a scorpion but I am not. I am different because of my small size and especially because I don’t have a scorpion’s poisonous stinger. This is why they call me a pseudoscorpion. They say I am 45 million years old. Because I was fossilized in amber, I have been perfectly preserved. So, if you compare me with present-day pseudoscorpions, you will be surprised to find how similar we are. </text:p>
      <text:p text:style-name="P11">Now look closely at my picture my friends. Can you see any difference between and present-day pseudoscorpions? Of course you can’t. This is because we pseudoscorpions never went through a process of evolution. I am 45 million years old; look at me and today’s pseudoscorpions. <text:s/>In all this time, there has been no change in our species. Evolutionists really deceived people, haven’t they? But don’t worry, from now on no one will deceive you. You have so many proofs in your hands that no one will be able to convince you that evolution happened. </text:p>
      <text:p text:style-name="P11"/>
      <text:h text:style-name="P22" text:outline-level="3">Termite</text:h>
      <text:p text:style-name="P11">Hi kids! I’m a termite. Look at me carefully. You can find many termite so well preserved in amber with its wings. <text:s/>As you see my wings are still in place. Beside me you see a termite friend of mine. When I say beside me, I don’t mean in the same piece of amber. He is in a different piece of amber and became a fossil at a different time. He is 25 million years old. He is perfectly preserved too, with his wings intact. </text:p>
      <text:p text:style-name="P11">It is good that I was able to settle down in this amber and come to meet you, right? This lets you see that we termites, like other living things, did not evolve as evolutionists claim; we are in the same state as Allah first created us.</text:p>
      <text:p text:style-name="P11"/>
      <text:h text:style-name="P22" text:outline-level="3">Long Horned Beetle</text:h>
      <text:p text:style-name="P11">Boys and girls, I am a 25 million-year-old long horned beetle and I am one of the long bugs. This is because I have very, very long antennae. With them I can sense everything and can be aware of every kind of danger. </text:p>
      <text:p text:style-name="P11"><text:soft-page-break/>Millions of years ago, I decided to wait on a branch of a tree to get something to eat. Amber dripping from a tree branch attracted me with its scent and colour. Then I climbed up the tree. It was like a huge ball of honey. As I ate it, I sticked in resin and stayed there for 25 million years so I could see you. Look, I’ve come to be with you in your lifetime.</text:p>
      <text:p text:style-name="P11">Because I was caught in amber I am able to meet you, boys and girls. I am so happy for that! And I want to tell you something: I have heard that evolutionists say that creatures like me have changed over time and turned into other creatures. You just need to look carefully at me to see that what they say is not true. You can see that there is no difference between me and present-day long horned beetles; that is, there is no such thing as evolution.</text:p>
      <text:p text:style-name="P11"/>
      <text:h text:style-name="P22" text:outline-level="3">Firefly</text:h>
      <text:p text:style-name="P11">Hi kids; I am a firefly. Scientists say I am about 25 million years old. How have I come to see you after such a long time? It’s like this: while playing in the forest with a friend I saw something that looked like honey. We were curious and went close to it and all of a sudden I found myself trapped inside it. That’s how I came to you. I have been wondering for millions of years when we would meet, and now I have met you in this book. Look, have fireflies evolved? You can answer this for yourselves. Of course we haven’t evolved. Fireflies are the same today as we were millions of years ago.</text:p>
      <text:p text:style-name="P11"/>
      <text:h text:style-name="P22" text:outline-level="3">Ant</text:h>
      <text:p text:style-name="P11">Boys and girls, We take very good care of our young ones, just like your mothers. We always carry them with us to protect them from cold, heat and enemies. We carry our eggs with us until they are old enough to move on their own. This is so they won’t get hurt. </text:p>
      <text:p text:style-name="P11">One day I was wandering around in the forest with my eggs. I saw a sweet, sticky substance on a tree. I though it would be useful for me and for my babies waiting for me at home. I went near this sweet substance and got in it. I started to eat it and collect it at the same time. But I stayed there too long. Experts think that we have been in in this amber for 45 million years. <text:s/>As you see, despite this length of time, my eggs and I are still the same as we were that day. And we have brought you a message:</text:p>
      <text:p text:style-name="P11">Boys and girls, there is no difference between me and other ants that lived 45 million years ago and ants you see today. We are all the same. None of us has changed or evolved into another species. We are all real ants and we are proud of that. It’s time for the followers of Darwin and all the evolutionists who believe in his theory to give up and stop ignoring us! The existence of living fossils like us prove that evolutionists are not telling the truth.</text:p>
      <text:p text:style-name="P11"><text:soft-page-break/></text:p>
      <text:h text:style-name="P22" text:outline-level="3">Snail</text:h>
      <text:p text:style-name="P11">Boys and girls, I am a snail. As always, I climbed up to a tree and then started slumbering lazily. How could I know the tree would secrete resin which would quickly become as hard as a rock? So, when I was dozing, the resin flowed over me and I came to this state. This happened 100 million years ago.</text:p>
      <text:p text:style-name="P11">Wow, such a long time, right! But as I look around I see that my snail friends have not changed. There are lots of snails wandering around that are just like me. As you see, despite all this time that has passed, snails have stayed the same. We did not turn into other creatures.</text:p>
      <text:p text:style-name="P11"><text:span text:style-name="T2"><text:s/></text:span>Hey Darwin! What do you think about this now? Can your theory give an answer to this? I don’t think so, because our existence shows that your theory is just a deception. I am very pleased that I can help people see the truth.</text:p>
      <text:p text:style-name="P11"/>
      <text:h text:style-name="P22" text:outline-level="3">Lacewing</text:h>
      <text:p text:style-name="P11">Boys and girls, I am a lacewing. <text:s/>When you look at me, my wings will remind you of lace. Maybe this is why they call me a lacewing. I have been in this amber for 100 million years and I have been waiting to talk to you. You can see the details of my body, right? Look at a present-day lacewing and decide. It is obvious we are all the same, right? I heard what you just said! You said that ‘Evolution never happened; they lied to us, it was a false tale’.</text:p>
      <text:p text:style-name="P11"/>
      <text:h text:style-name="P22" text:outline-level="3">Honey bee</text:h>
      <text:p text:style-name="P11">Boys and girls, I am a honey bee. Maybe you have heard what they say about me. I am a hard-working bee; I work without stopping, always helping my friends in the hive, carrying food to them. Again, one day, when I had collected food from a tree and was about to fly back to the hive, a big piece of resin dropped on my head. I didn’t know what happened, I couldn’t get up and since then I have been living here.</text:p>
      <text:p text:style-name="P11">So, boys and girls, I am now 45 million years old. And I am living proof that Darwin and evolutionists have not told the truth. This is because living creatures did not evolve from one another as they say. They did not change....... I and my honey bee friends from 45 million years ago are just like present-day honey bees. So, no one can say that we evolved; if anyone says the opposite, they are not telling the truth.</text:p>
      <text:p text:style-name="P11"/>
      <text:h text:style-name="P22" text:outline-level="3"><text:soft-page-break/>Jumping Spider</text:h>
      <text:p text:style-name="P11">Boys and girls, you have probably all seen a spider. If you haven’t, it’s very easy to see one because we are almost everywhere. Boys and girls, I am a spider from millions of years ago. Scientists think that I am 50 million years old. Of course, I am not alive; I am a fossil.</text:p>
      <text:p text:style-name="P11">My age is a very important proof that evolution never happened, that it is a wrong theory intended to deceive people. If a 50 million-year-old spider is the same as a present-day spider, evolution never happened because it is obvious that spiders did not undergo any change. </text:p>
      <text:p text:style-name="P11"/>
      <text:h text:style-name="P22" text:outline-level="3">Long- legged fly </text:h>
      <text:p text:style-name="P11">Boys and girls, I am a long- legged fly. I have been in this amber for 45 million years. I would like you to do something for me: compare my 45 million years old body to the body of a present-day long- legged fly. Can you see any difference? You can’t see a difference, boys and girls. We long- legged flies are the same as Allah fist created us.</text:p>
      <text:p text:style-name="P11">We have not undergone any change or evolution as evolutionists want you to believe. Look. Allah created amber so that the evolutionists could not deceive you, and we have been waiting for you for millions of years preserved in this amber. This is a great blessing from Allah so that you can find out the truth, and not be deceived by false information. Because Allah created amber, our fossils have been wonderfully preserved over millions of years. For this we need to thank Allah, boys and girls. </text:p>
      <text:p text:style-name="P11"/>
      <text:p text:style-name="P11"/>
      <text:h text:style-name="P20" text:outline-level="1">CONCLUSION</text:h>
      <text:p text:style-name="P13"/>
      <text:h text:style-name="P18" text:outline-level="1">LIVING FOSSILS DENY EVOLUTION</text:h>
      <text:p text:style-name="P11"/>
      <text:p text:style-name="P11"/>
      <text:p text:style-name="P11">Living fossils are proofs that Allah created the universe and every living thing in it. <text:s/>So, boys and girls, you can tell your relatives about the fossils in this book and show them the lies of the evolutionists. As you can see, the fossils showed you clearly that the theory of evolution is completely wrong But still you will find people all around you who believe in it very strongly. Darwin and evolutionists were arrogant and did not want to believe in Allah’s existence, that’s why they ran after nonsensical ideas. This was their biggest mistake.</text:p>
      <text:p text:style-name="P11">And, while pursuing their theory, they have not found one single proof; on the contrary they found many proofs that living things were created, remember that. It is very important to tell people what you have learned; for example, you can ask “how a 120 million-year-old bird fossil can be identical to so-present-day birds if there is so-called evolution” and see how speechless they are.</text:p>
      <text:p text:style-name="P11">Boys and girls, by coming to know these fossils, you have learned an important truth: Allah has created every living thing perfectly and without any defect. Just as millions of years ago living things were created perfectly, so today we see the same perfection in all the creatures around us.</text:p>
      <text:p text:style-name="P11">Do not forget, if you have a cat, rabbit, bird or dog, they are the same today as they were millions of years ago. Even if evolutionists say the opposite, even if they lie saying that creatures looked much different millions of years ago and that they evolved from one another, now you know the truth: Allah created human beings, animals, plants and everything else separately, in a wonderful complexity. The fossils in this book have come to you from millions of years ago to tell you this clear truth and they are very happy that they have been able to perform this important duty.</text:p>
      <text:p text:style-name="P10">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11"><text:soft-page-break/></text:p>
      <text:p text:style-name="P11"/>
      <text:h text:style-name="P20" text:outline-level="1">APPENDIX</text:h>
      <text:p text:style-name="P16"/>
      <text:h text:style-name="P18" text:outline-level="1">THE LIE OF EVOLUTION</text:h>
      <text:p text:style-name="P11"/>
      <text:p text:style-name="P11"/>
      <text:p text:style-name="P11">In this section of the book, we will examine some ideas held by evolutionists, who do not believe in Allah’s existence and who try to deceive others by claiming that everything came into being by itself, by coincidence. </text:p>
      <text:p text:style-name="P11">But when someone attempts to deceive someone else, the truth will always come out in the end. If the person involved is intelligent, he will always be aware he is being lied to. And because evolutionists tell lies they are inconsistent. In the following pages we will see how irrational their claims are, and how their deceit has been revealed.</text:p>
      <text:p text:style-name="P11"/>
      <text:h text:style-name="P21" text:outline-level="2">WHAT IS THE THEORY OF EVOLUTION?</text:h>
      <text:p text:style-name="P11">The theory of evolution is one of those mistaken ideas put forward by people who do not believe in the existence of Allah. It was Charles Darwin who originally proposed this theory, some 150 years ago. According to this illogical theory, everything came into existence by spontaneous, accidental occurrences. For example, according to Darwin,one day, fish turned into reptiles by chance. Another day, another chance event occurred and a reptile turned into a bird and started to fly. As for human beings, evolutionists (those who believe that Darwin was right) falsely claim that they are descended from apes. There is absolutely no truth to this claim. The only truth is that Allah created us, all other living things, the world, and the universe. Darwin and others who have made his claim have told a great lie. </text:p>
      <text:p text:style-name="P11">Atoms are the smallest particles of which all matter, animate and inanimate, is made up. This means that everything around you, including yourself, has been formed by the coming together of millions of atoms. Evolutionists say that atoms decided by chance to come together, and that living things thus came into being. According to this illogical claim, one day, a violent wind or a hurricane arose and these atoms all joined together. </text:p>
      <text:p text:style-name="P11">According to Darwin’s scenario, these atoms joined up to make cells. As you know, every living thing is made up of cells. These then combine to make our eyes, ears, blood, heart, and in short, all of our bodies. </text:p>
      <text:p text:style-name="P11">You should keep in mind that cells are very complex systems. In every cell, there are many different organelles. We can compare the cell to an enormous factory. In a cell, <text:soft-page-break/>there are manufacturers, transporters for the materials, entrance and exit gates, production centers, message carriers, energy control centers, etc. Is it possible for a factory to come into existence all by itself, with stones, soil and water coming together after a storm, and for all of this to happen by chance? Of course not! Everyone would laugh at such a ridiculous claim. Nevertheless, evolutionists make a claim that is just as ridiculous by saying, “The cell formed by chance.” </text:p>
      <text:p text:style-name="P11">Evolutionists would have us believe that these cells formed living things when they came together by some kind of chance. </text:p>
      <text:p text:style-name="P11"/>
      <text:h text:style-name="P22" text:outline-level="3">Let Evolutionists Carry Out An Experiment! </text:h>
      <text:p text:style-name="P11">Let evolutionists get hold of a huge barrel. Allow them to put inside this barrel all the atoms that they wish. Permit them to put inside the barrel whatever else their hearts desire. Let them put inside the barrel all the raw materials necessary to make a living thing. Then they can either warm up or electrify this barrel. Allow them to do whatever they want, and as much as they want. They can keep watch over the barrel for millions of years. (They can hand this task down to younger evolutionists, as one lifetime will not be nearly long enough for the job.)</text:p>
      <text:p text:style-name="P11">What would happen as a result of all this?</text:p>
      <text:p text:style-name="P11">Do you think that cherries, melons, strawberries, plums, violets, roses, elephants, giraffes, lions, lambs, rabbits, bees, cats, dogs, squirrels, and fish could possibly emerge from this barrel? Could a person who thinks, who becomes happy or excited, who enjoys listening to music and reading books possibly step out of it? Of course not! Neither could anyone like the professors keeping watch over the barrel emerge. Not only could not one single professor not emerge, but not even one of the trillions of cells in such a professor’s body. </text:p>
      <text:p text:style-name="P11">Atoms are lifeless. Can lifeless matter come together to produce a living, laughing, thinking being?</text:p>
      <text:p text:style-name="P11">Of course not; no living thing could ever emerge from that barrel. Because living things aren’t made up of pieces of lifeless matter coming together by chance. Allah created all living things. Allah created humans, mountains, lakes, lambs, lions and flowers when there was nothing at all in existence, and He has created everything from nothingness just by giving the command “Be!”</text:p>
      <text:p text:style-name="P11"/>
      <text:h text:style-name="P21" text:outline-level="2"><text:soft-page-break/>HOW, ACCORDING TO EVOLUTIONISTS, DO LIVING THINGS EVOLVE?</text:h>
      <text:p text:style-name="P11">Allah created all species, and not one of these species can evolve from another. This is because each species has its own unique characteristics.</text:p>
      <text:p text:style-name="P11">However, the theory of evolution is wrong in its claim that that living things evolved over time, developed different features and changed into other creatures. You’ve all seen turtles, lizards, snakes; evolutionists make the nonsensical claim that these reptiles changed by chance and turned into birds.</text:p>
      <text:p text:style-name="P11">So, what are these events that they claim caused the reptile to change into another creature? Evolutionists believe that evolution takes place as a result of two separate events that occur simultaneously, called “mutation” and “natural selection.” This, actually, is an illogical belief and one which has no scientific basis. </text:p>
      <text:p text:style-name="P11"/>
      <text:h text:style-name="P22" text:outline-level="3">What Is Natural Selection?</text:h>
      <text:p text:style-name="P11">The simplest explanation of natural selection is that the fittest creatures survive, while the weak disappear. Let’s explain this with an example: Think of a herd of deer, which are often attacked by wild animals. When that happens, the deer will start to run fast, and only the fastest running and most agile deer will survive. Gradually, weak and slow deer will completely disappear, as the predators hunt them down. There will only be healthy and strong deer left. Therefore, after some time, the herd will only consist of fit deer.</text:p>
      <text:p text:style-name="P11">What we have said so far is quite correct, but these things have nothing to do with evolution. In spite of this, evolutionists believe that such a herd of deer could gradually develop into another kind of animal, giraffes for example. You can see how wrong they are! No matter how fast a deer runs, or how far it extends its neck upwards, it cannot turn into another creature, a lion or a giraffe, for example. This can only happen in fairy tales. You probably all know the story about the frog that turns into a prince. The only time a frog can turn into a prince is in a fairy tale. However, in real life it is impossible for a deer to change into a lion or another living thing. And yet evolutionists still keep insisting that they can! </text:p>
      <text:p text:style-name="P11"/>
      <text:h text:style-name="P22" text:outline-level="3">What Does Mutation Mean?</text:h>
      <text:p text:style-name="P11">Mutations are the adverse changes that take place in a living body. Radiation or chemical substances cause mutations. The effects of radiation and chemical substances on living things are always harmful. Nearly 60 years ago, during the Second World War, an atom bomb was dropped on the Japanese city of Hiroshima. The atom bomb spread <text:soft-page-break/>radiation around the area, and this caused terrible harm to people. The radiation caused most of the people exposed to it either to become seriously ill or else to die. Moreover, it destroyed some of their bodily systems, and this in turn caused their children to be born either sick or crippled.</text:p>
      <text:p text:style-name="P11">So, with such disastrous events in mind, this is what evolutionists would have us believe: One day a fish undergoes a mutation; for example, it is affected, as the people of Hiroshima were, by being exposed to radiation or something similar. As a result of this mutation, some changes take place in the fish’s body and, one day, it turns into a crocodile. This is a totally ridiculous claim. Furthermore, as we mentioned above, mutations are always harmful to living creatures. They either cripple them or make them very sick. </text:p>
      <text:p text:style-name="P11">We can compare evolutionists’ claims with the following example: If you took hold of an axe and hit a black and white television with it, could you change that television into a colour one? Of course not! If you randomly hit a television with an axe, you will merely end up with a smashed set. In the same way that hitting something haphazardly with an axe will inevitably damage it, so mutations harm living beings. </text:p>
      <text:p text:style-name="P11"/>
      <text:h text:style-name="P21" text:outline-level="2">FOSSILS THAT EVOLUTIONISTS JUST CAN’T SEEM TO FIND</text:h>
      <text:p text:style-name="P11">As you know, a fossil is a part of an animal or a plant that has been dead for a very long time—usually thousands or even millions of years. It is preserved in rock formations in the earth’s crust. In order for a plant or an animal to become a fossil, it must be buried almost immediately after it dies. For example, if there were a bird on the ground and a heap of sand suddenly fell on it and killed it, the remains of this bird could be preserved for millions of years. Similarly, there is a resin of some trees that becomes fossilized by geological processes, in which case it is then called “amber.” On occasions in the past, this resin trapped insects, as it flowed down the tree trunks. It then solidified, and the amber and the insects inside it have been preserved without damage for millions of years, right up until today. This helps us to learn a lot about creatures that lived long ago. Such preserved remains of one species or another are called fossils. </text:p>
      <text:p text:style-name="P11"/>
      <text:h text:style-name="P22" text:outline-level="3">What Does “A Transitional Form” Fossil Mean?</text:h>
      <text:p text:style-name="P11">The most important falsehood that evolutionists invent is that of “transitional forms.” In some evolutionist books, these are sometimes called “intermediate forms.” </text:p>
      <text:p text:style-name="P11">As you know, evolutionists claim that creatures evolve from each other. They also maintain that the first creature came about by chance. They would have us believe that gradually that creature changed into another, and that other creature turned into yet <text:soft-page-break/>another, and so on. Evolutionists say that fish, for example, are descended from a creature that resembled a starfish. This means that one day, due to mutation, a starfish lost one of its arms. Over the next millions of years it lost more of its arms, except for some that started developing into fins of their own accord. Meanwhile, and simultaneously, all the other changes that are necessary for a starfish to turn into a fish took place by chance. (Nothing like this could ever have happened, of course, but we are just reminding ourselves of what evolutionists would have us believe!) According to evolutionists, the starfish had to go through many phases to turn into a fish.</text:p>
      <text:p text:style-name="P11">So, these imaginary creatures in their transformational stages are called intermediate species in the process of so-called evolution. Again, according to the illogical claims of evolutionists, all of them must have some vestigial or not yet fully formed body parts. For example, the intermediate species which allegedly formed while fish were turning into reptiles must have “half-grown” feet, fins, lungs and gills. We must remember that if such strange creatures had actually lived in the past, we would certainly have found fossil remains of them. It is interesting that so far not one fossil has been found of the intermediate species that evolutionists claim to have existed.</text:p>
      <text:p text:style-name="P11">Creatures did not evolve from each other. The truth is that they were all brought into being at some instant, with all their features in tact and with no imperfections. They are no different to members of their species which are alive today. Allah created them all. </text:p>
      <text:p text:style-name="P11"/>
      <text:h text:style-name="P21" text:outline-level="2">WHAT HAPPENED DURING THE CAMBRIAN PERIOD?</text:h>
      <text:p text:style-name="P11">Most of the oldest fossils of living things date from the time known as the Cambrian period, some 500 million years ago. The creatures that lived during the Cambrian period also prove that the theory of evolution is completely wrong. How is that?</text:p>
      <text:p text:style-name="P11">These creatures appeared all of a sudden during the Cambrian period. Before them, very very few living things existed on the planet. The fact that these creatures appeared out of nowhere and all of a sudden is proof that Allah created them in a single instant. If the theory proposed by evolutionists were right, then these creatures must have evolved gradually from simpler ancestors. However, these creatures have neither ancestors nor any transitional forms that lived before them. There is absolutely no trace of any such organisms anywhere in the fossil record. Fossils show us that these creatures—just like all other living things—suddenly appeared during the Cambrian period, with all their features in tact, but with no alleged evolutionary ancestors from whom they evolved behind them. This is clearest proof that Allah created them. </text:p>
      <text:p text:style-name="P11">For example, there used to be a creature called the trilobite that lived during the Cambrian period, although we can no longer see them now because they are extinct. The trilobite had very complex and perfect eyes. These were made up of thousands of <text:soft-page-break/>honeycomb-shaped cells, and these cells allowed it to see very clearly. It is clear that living things with such wonderful features could not possibly come into existence spontaneously by chance.</text:p>
      <text:p text:style-name="P11"/>
      <text:h text:style-name="P21" text:outline-level="2">THE FALSEHOOD THAT FISH CHANGED INTO REPTILES</text:h>
      <text:p text:style-name="P11">Evolutionists say that reptiles evolved from fish. According to them, one day, when food in the sea was scarce, fish decided to look for some on land, and when they were there, they changed into reptiles to be able to survive on land. As you can see, this is an absurd idea, because everybody knows what would happen to fish if they emerged onto the land: They would die!</text:p>
      <text:p text:style-name="P11">Have you ever been fishing? Just think! What would happen if a fish took the bait and was hooked on your line and you saved its life and brought it home to have a rest in your backyard? As we have just said, it would die. If you were to go fishing again, and this time caught many fish and brought them all back to your backyard, then what would happen? The same thing: they would all die!</text:p>
      <text:p text:style-name="P11">Yet evolutionists refuse to agree. They say that one of the fish in your backyard suddenly started changing while it was waiting to die, and that it turned into a reptile and continued living! That is totally and completely impossible!</text:p>
      <text:p text:style-name="P11">It can never be possible because there are a lot of differences between fish and land creatures, and all of these changes cannot just happen suddenly, by chance. Let us list just a few of the things that fish would need to survive on land:</text:p>
      <text:p text:style-name="P11">1. Fish use gills to breathe in water. However, on land they cannot breathe with their gills and so they would die if they left the water. They would need to have lungs. Let us just suppose that a fish made up its mind to leave the water and live on dry land: where would it get lungs from? Furthermore, it has no idea of what a lung even is!</text:p>
      <text:p text:style-name="P11">2. Fish do not have a kidney system like ours, but they would need one to live on land. If it decided to move onto dry land, it is very clear that a fish would not be able to find kidneys for itself anywhere.</text:p>
      <text:p text:style-name="P11">3. Fish do not have feet, which is why they could not walk when they reached the shore. Just how did the first fish that decided to emerge onto dry land find feet for itself? As this is impossible, it is obvious that evolutionists are wrong about this as well.</text:p>
      <text:p text:style-name="P11">These are just three of the hundreds of things that fish must have had in order to survive on land. </text:p>
      <text:p text:style-name="P11"/>
      <text:h text:style-name="P22" text:outline-level="3"><text:soft-page-break/>About the Fish Called the Coelacanth </text:h>
      <text:p text:style-name="P11">For years, evolutionists used to describe a fish called “the coelacanth” as a transitional form that almost made it ashore. In all their books and magazines they portrayed this fish as proof of their theory. They said that the coelacanth had become extinct. That is why they made up a series of false stories when they examined the fossils of this fish. </text:p>
      <text:p text:style-name="P11">Then, just a few years ago, a fisherman caught a coelacanth in his net. Since then, many others have been caught. It became obvious that the coelacanth is a normal fish. Furthermore, it wasn’t preparing to come ashore, as evolutionists claim. Evolutionists were saying, “This fish lived in very shallow water, and developed legs to walk in the shore.” In reality, the coelacanth lived in very deep water and did not have any legs. It wasn’t a transitional form as evolutionists wanted us to believe. It was completely a fish. Many more evolutionists’ false claims have since been exposed! </text:p>
      <text:p text:style-name="P11"/>
      <text:h text:style-name="P21" text:outline-level="2">THE CLAIM THAT BIRDS EVOLVED FROM REPTILES IS UNTRUE</text:h>
      <text:p text:style-name="P11">Another false statement that evolutionists make is about how birds came into existence.</text:p>
      <text:p text:style-name="P11">Their telltale is that reptiles living in trees started to jump from tree to tree, and while they were jumping, they developed wings. Yet another telltale is that some reptiles trying to catch flies used to run and flap their forearms, and that these forearms turned into wings. </text:p>
      <text:p text:style-name="P11">Isn’t it ludicrous to imagine a dinosaur developing wings while running? Things like this only happen in stories or in cartoons.</text:p>
      <text:p text:style-name="P11">There is an even more important subject. These evolutionists say that this big dinosaur developed its wings when it was trying to catch flies. Well, then how did the fly itself take to the air? Where did its wings come from? When they were trying to explain how a gigantic dinosaur could fly, shouldn’t they first have explained how a tiny insect was able to? Of course they should. </text:p>
      <text:p text:style-name="P11">But this is the point that evolutionists will never be able to explain. The fly is one of the best flying creatures on earth. It can flap its wings 500 to 1000 times per second. As you know, it can maneuver in the air with great ease. No matter how many stories evolutionists tell, they still cannot explain how birds’ wings came into being. The truth is this: Allah has created the wings of birds and flies, together with their ability to fly. </text:p>
      <text:p text:style-name="P11"/>
      <text:h text:style-name="P22" text:outline-level="3"><text:soft-page-break/>Archaeopteryx, Which Evolutionists Call A Transitional Form, Was in Fact A Fully Fledged Bird!</text:h>
      <text:p text:style-name="P11">Let us just give you a few of the many differences between reptiles and birds. </text:p>
      <text:p text:style-name="P11">1. Birds have wings, but reptiles don’t.</text:p>
      <text:p text:style-name="P11">2. Birds have feathers, but reptiles have scales.</text:p>
      <text:p text:style-name="P11">3. Birds have a unique skeletal system and their bones are hollow. This makes them lighter and makes it easier for them to fly.</text:p>
      <text:p text:style-name="P11">These are just a few differences that immediately come to mind. There are many other differences between these creatures. </text:p>
      <text:p text:style-name="P11">If a species of reptile had turned into birds, there ought to have been many creatures that had lived in between the reptiles and the birds representing the phases of this change.</text:p>
      <text:p text:style-name="P11">Fossil hunters should have been able to come across at least one of these fossils. That is, there must have been creatures with half wings, half-feathered and half-scaled bodies, and half-beaks and half-mouths, and their fossils should have been found, but no such creature has ever been located among the many fossils on Earth. Those fossils that are found belong either to a complete reptile, or else to a complete bird. This means that birds did not evolve from reptiles. Allah created birds, just as He has created all other living things. </text:p>
      <text:p text:style-name="P11"><text:span text:style-name="T2"><text:s/></text:span>However, since evolutionists don’t want to accept this, they try to convince people that what they say is true by inventing stories. They found the fossil of a bird called Archaeopteryx, which lived approximately 150 million years ago, and claimed that this bird was a transitional form between dinosaurs and birds. Yet saying that Archaeopteryx was the ancestor of birds is completely illogical.</text:p>
      <text:p text:style-name="P11">Archaeopteryx was a fully fledged bird!</text:p>
      <text:p text:style-name="P11">Because:</text:p>
      <text:p text:style-name="P11">1. Archaeopteryx had feathers, just like the birds of our own time. </text:p>
      <text:p text:style-name="P11">2. Archaeopteryx had the same chest-bone, to which its wings were attached, as other flying birds.</text:p>
      <text:p text:style-name="P11">3. Archaeopteryx cannot be the ancestor of all birds, because fossils of birds that are older than it have been found.</text:p>
      <text:p text:style-name="P11"/>
      <text:h text:style-name="P21" text:outline-level="2"><text:soft-page-break/>THE TELLTALE OF HUMAN EVOLUTION</text:h>
      <text:p text:style-name="P11">Evolutionists maintain that humans evolved from apes, and that apes are therefore our ancestors. Neither Darwin nor any other evolutionists have ever had any proof to back up that claim, which is a complete fabrication. </text:p>
      <text:p text:style-name="P11">In fact, one of the reasons that the theory of evolution was thought up in the first place was to try to make people forget that Allah created them. If people believe that they came into existence by chance and that their ancestors were animals, then they will feel no responsibility towards Allah. In turn, this causes them to forget all their religious values and become selfish. Selfish people lose such good feelings as love for people and their families. You see, evolutionists try to turn people away from such feelings, and that is why they try to spread the theory of evolution. Their aim is to make people forget Allah, so they tell everyone, “Allah did not create you. You are descended from apes, in other words, you are an advanced animal.”</text:p>
      <text:p text:style-name="P11">In truth, Allah created human beings. Compared to other living things, the human being is the only creature that can speak, think, rejoice and take decisions, is intelligent, can establish civilizations and can communicate at an advanced level. Allah is the One Who has given all these features to human beings.</text:p>
      <text:p text:style-name="P11"/>
      <text:h text:style-name="P22" text:outline-level="3">Evolutionists Cannot Offer Any Proof to Support Their Claim That Human Beings Are Descended from Apes</text:h>
      <text:p text:style-name="P11">In the field of science, it is very important to produce “proof.” When you make a claim, and if you want others to believe it, then you have to show some proof. For example, if you introduce yourself to someone and say, “My name is Omar” and that person says, “I do not believe that your name is Omar,” then in that case you would have to have some proof that your name really was Omar. What could your proof be? An ID card could represent proof, or a birth certificate, or passport, or maybe your school report card, among other things. If you show one of these to that person, he will believe you are who you say you are.</text:p>
      <text:p text:style-name="P11">Now let us give a scientific example. There was a scientist called Isaac Newton who lived in the eighteenth century and who discovered gravity. When people asked him what made him so sure he replied: “When an apple falls off a tree, it falls to the ground. It doesn’t stay in the air.” That meant that there is a force pulling the apple to the ground, a force called “gravity.” </text:p>
      <text:p text:style-name="P11">Therefore, evolutionists have to show some proof to make their theories believable. For example, the theory of evolution maintains that man is descended from apes. We therefore need to ask them: Where did you get this idea from, and where is your proof? </text:p>
      <text:p text:style-name="P11"><text:soft-page-break/>If man’s ancestors were indeed apes, we should expect to find the fossils of creatures that were half-human and half-ape as confirmation. However, no such fossil has ever been discovered. We have only found the fossils of humans or of apes. This means that evolutionists have absolutely no proof that apes were man’s ancestors. </text:p>
      <text:p text:style-name="P11">However, evolutionists still try to mislead people with their theories. </text:p>
      <text:p text:style-name="P11"/>
      <text:h text:style-name="P22" text:outline-level="3">Some Tricks of Evolutionists:</text:h>
      <text:p text:style-name="P11">1. Evolutionists talk about the fossils of extinct ape species as if they belonged to creatures that were half-human and half-ape. </text:p>
      <text:p text:style-name="P11">You have surely seen pictures like the ones on the previous page somewhere. Evolutionists use these to try to deceive people. The truth is that such creatures have never existed. In the past, there were humans and there were apes, just like today, and these were and are totally separate from and unrelated to one another. None of the half-ape, half-human creatures shown in the drawing on the previous page has ever existed. It can never have happened. As we stated earlier, not one fossil has been found to prove that claim.</text:p>
      <text:p text:style-name="P11">However, evolutionists constantly try new tricks on this topic. For example, while handling a fossil that belongs to an extinct species of apes, they claim it actually belonged a creature that was somewhere between apes and humans. As people are often not well informed about this topic, they are prone to believe what evolutionists say. </text:p>
      <text:p text:style-name="P11">2. Evolutionists treat the fossils of human beings from different races as if they were actually half-ape, half-human creatures.</text:p>
      <text:p text:style-name="P11">As we know, there are many different ethnic groups in the world: Africans, Chinese, Native Americans, Turks, Europeans, Arabs and many others. Obviously, people belonging to different ethnic groups sometimes have different features. For example, the Chinese have almond-shape eyes, and some Africans have very dark skins and very curly hair. When you see a Native American or an Eskimo, you immediately know that they belong to a different ethnic group. In the past, there were many other ethnic groups and some of their features were perhaps different from those of people today. For example, the skulls of people belonging to the Neanderthal race were bigger than the skulls of people living today. Their muscles were also a lot stronger than ours. </text:p>
      <text:p text:style-name="P11">Evolutionists, however, use the differences between this race and ours as a way to deceive people. They say, for instance, when they find a Neanderthal skull, “This is the skull of man’s ancestors who lived tens of thousands of years ago.” Sometimes the fossil skulls found are smaller than the average skull size of human beings today. Pointing to such a skull fossil, evolutionists will say, “The owner of this skull was just at the point of changing from an ape into a human.”</text:p>
      <text:p text:style-name="P11"><text:soft-page-break/>In reality, even today there are people belonging to different ethnic groups who have smaller than average skulls. For example, the skull volume of Native Australians (Aborigines) is quite small, but this does not mean that they are half-ape, half-human. They are normal human beings, just like you and everyone else. </text:p>
      <text:p text:style-name="P11">Consequently, we can see that the fossils evolutionists portray as proof of human beings having evolved from apes either belong to earlier species of apes or human races that are now extinct. This means that half–human, half-ape creatures have never existed. </text:p>
      <text:p text:style-name="P11"/>
      <text:h text:style-name="P21" text:outline-level="2">THE BIGGEST DIFFERENCE</text:h>
      <text:p text:style-name="P11">The biggest difference between apes and human beings is that humans have souls and apes don’t. Humans have consciousness: they think, speak and convey their thoughts to others in rational sentences, make decisions, feel, develop tastes, know about art, paint, compose songs, sing and are full of love and moral values. All of these faculties are unique to the human soul. Only human beings have these unique features. Evolutionists are unable to answer this question. In order to resemble a human being, an ape would have to go through many physical changes and would have to have the other faculties unique to human beings. Is there any force in nature that can give such abilities as painting, thinking or composing to any ape? Of course not! Allah created only humans with such abilities, and He has not given animals any of these faculties. As we have seen, it is totally impossible for an ape to turn into a human being. Human beings have been human from the day they were created. Fish have always been fish, and birds have always been birds. No creature is the ancestor of another. Allah is the Creator of all human beings and all other living things. The reason that evolutionists claim that the human beings are descended from apes is the physical resemblance between the two. However, other creatures on Earth resemble humans even more closely. For example, the parrot seen in the picture can talk. Octopuses have eyes just like those of human beings. Cats and dogs listen to and follow orders, like a person. What would you think if someone said that human beings were descended from dogs, parrots, or the octopus? You see, there is no difference between this ludicrous idea and the stories that evolutionists fabricate.</text:p>
      <text:p text:style-name="P11"/>
      <text:h text:style-name="P21" text:outline-level="2">ALLAH IS THE CREATOR OF ALL</text:h>
      <text:p text:style-name="P11">Our Lord is the One Who has put billions of pieces of information into a place so small that we cannot even see it without special equipment. </text:p>
      <text:p text:style-name="P11">Allah is the One Who has created us, our eyes, our hair and our feet.</text:p>
      <text:p text:style-name="P11"><text:soft-page-break/>He is also the Creator of our families, parents, brothers and sisters, friends and teachers.</text:p>
      <text:p text:style-name="P11">Allah is the One Who has created the food that we love, jams, cereals and pasta, and also the fruits and vegetables that make us healthy and strong. If Allah had not created it, we would never know what strawberry tasted like.</text:p>
      <text:p text:style-name="P11">Allah has also given us the senses of taste and smell. If He had not given us these faculties, we would not have been able to taste the things that we eat. It would have been the same whether we ate a potato or a cake. Allah hasn’t just created delicious and beautifully scented foods, He has also given us the faculties that allow us to enjoy them. </text:p>
      <text:p text:style-name="P11">You like some things, and you enjoy them and think of them as fun. It could be a dessert that you enjoy eating, a game that you enjoy playing, or an outing with people you love. Whatever it is, you must never forget that Allah is the One Who makes it possible for you to enjoy such things. </text:p>
      <text:p text:style-name="P11">Since Allah is full of compassion for you, He always gives you pleasant and beautiful things. </text:p>
      <text:p text:style-name="P11">To begin with, there was a time when you did not exist. Just think, you were nowhere before you were conceived. You were nothing. Allah created you. He made you out of nothing. <text:s/></text:p>
      <text:p text:style-name="P11">We must therefore be grateful to Allah for each moment of our lives. In everything that we enjoy and love, we must remember Allah, and say, “O Allah I am forever grateful to you for all your blessings.” If we find ourselves in a situation that we do not like, we should again pray to Allah, because He is the only One Who can put things right. </text:p>
      <text:p text:style-name="P11">Allah always hears our prayers and responds to them. Allah knows what we are thinking in the depths of our hearts; He hears and answers every prayer. </text:p>
      <text:p text:style-name="P11">What we have to do is to offer our joyful thanks to our Lord Who created us, the world and all the blessings it contains. And knowing that Allah is always with us, and that He sees us and listens to us at every moment, we must always be on our best behavior.</text:p>
      <text:p text:style-name="P11"/>
      <text:p text:style-name="P11"/>
      <text:p text:style-name="P11"/>
      <text:p text:style-name="P28">They said, ‘Glory be to You! We have no knowledge except what You have taught us. You are the All-Knowing, the All-Wise.’ (Surat al-Baqara: 32)</text:p>
      <text:p text:style-name="P11"/>
      <text:h text:style-name="P19" text:outline-level="1">RESİM ALT YAZILARI</text:h>
      <text:p text:style-name="P11"/>
      <text:p text:style-name="P11"/>
      <text:p text:style-name="P17">S:19</text:p>
      <text:p text:style-name="P17">In no stage of history did primitive creatures with undeveloped organs and without the necessary characteristics <text:s/>for survival have ever existed. This is an evolutionists’ fiction. Fossils show that all living creatures were fully formed from the first moment of their lives.</text:p>
      <text:p text:style-name="P17"/>
      <text:p text:style-name="P17">S:24</text:p>
      <text:p text:style-name="P17">The fern fossil you see here is 58 million- years- old. The ferns that lived 58 million years ago did not have the slightest difference from those we find today.</text:p>
      <text:p text:style-name="P17"/>
      <text:p text:style-name="P17">S:27</text:p>
      <text:p text:style-name="P17">The poplar leaf fossil you see below is about 50 million- years- old. It shows that poplar trees have not changed in 50 million years.</text:p>
      <text:p text:style-name="P17"/>
      <text:p text:style-name="P17">Allah created every living thing with its own characteristics. This shows that the claim that they developed and evolved through time is false.</text:p>
      <text:p text:style-name="P17"/>
      <text:p text:style-name="P17">S:30</text:p>
      <text:p text:style-name="P17">Have they not looked at the sky above them: how We structured it and made it beautiful and how</text:p>
      <text:p text:style-name="P17"><text:span text:style-name="T2"><text:s/></text:span>there are no fissures in it? And the earth: how We stretched it out and cast firmly embedded mountains onto it and caused luxuriant plants of every kind to grow in it. (Surah Qaf: 6-7)</text:p>
      <text:p text:style-name="P17"/>
      <text:p text:style-name="P17">S:34</text:p>
      <text:p text:style-name="P17">The cats, dogs, rabbits and flowers that lived thousands of years ago are exactly the same as those alive today. If living things had evolved, cats living today would not look like cats that lived in the past. Since this is not true, living things have not evolved.</text:p>
      <text:p text:style-name="P17"/>
      <text:p text:style-name="P17">S:35</text:p>
      <text:p text:style-name="P17">37 to 23 million- years- old- turtles fossil</text:p>
      <text:p text:style-name="P17"/>
      <text:p text:style-name="P17">S:36</text:p>
      <text:p text:style-name="P17">The sun and the moon both run with precision. (Surat al-Rahman: 5)</text:p>
      <text:p text:style-name="P17"/>
      <text:p text:style-name="P17">S:37</text:p>
      <text:p text:style-name="P17">The stars and the trees all bow down in prostration. (Surat al-Rahman: 6)</text:p>
      <text:p text:style-name="P17"/>
      <text:p text:style-name="P17">S:41</text:p>
      <text:p text:style-name="P17"><text:soft-page-break/>Here you see my 240 million- years-old- fossil. Evolutionists were saying that I was a transitional form, a fish with lungs and feet. However when a living coelacanth was found, it became clear that the Coelacanth is a fully formed fish and is thus not an example of a transitional form as evolutists had claimed. Below is a Coelacanth living today. They are identical, aren’t they?</text:p>
      <text:p text:style-name="P17"/>
      <text:p text:style-name="P17">S:42</text:p>
      <text:p text:style-name="P17">He is Allah – the Creator, the Maker, the Giver of Form. To Him belong the Most Beautiful Names. Everything in the heavens and earth glorifies Him. He is the Almighty, the All-Wise. (Surat al-Hashr: 24)</text:p>
      <text:p text:style-name="P17"/>
      <text:p text:style-name="P17">S:44</text:p>
      <text:p text:style-name="P17">My 33 million- year-old- fossil.</text:p>
      <text:p text:style-name="P17"/>
      <text:p text:style-name="P17">S:46</text:p>
      <text:p text:style-name="P17">Flying fish that lived 95 million years ago are no different from those alive today.</text:p>
      <text:p text:style-name="P17"/>
      <text:p text:style-name="P17">S:47</text:p>
      <text:p text:style-name="P17">My 100 million- year-old- fossil is the same as those alive today.</text:p>
      <text:p text:style-name="P17"/>
      <text:p text:style-name="P17">S:50</text:p>
      <text:p text:style-name="P17">And in your creation and all the creatures He has spread about there are Signs for people with certainty. (Surat al-Jathiyya: 4)</text:p>
      <text:p text:style-name="P17"/>
      <text:p text:style-name="P17">S:51</text:p>
      <text:p text:style-name="P17">All greatness belongs to Him <text:tab/>in the heavens and earth He is the Almighty, the All-Wise. (Surat al-Jathiyya: 37)</text:p>
      <text:p text:style-name="P17"/>
      <text:p text:style-name="P17">S:53</text:p>
      <text:p text:style-name="P17">In this <text:s/>picture, you see my 125 million- year- old- fossil. It has not changed or evolved which shows that evolution is a lie.</text:p>
      <text:p text:style-name="P17"/>
      <text:p text:style-name="P17">S:57</text:p>
      <text:p text:style-name="P17">Do you not see that Allah sends down water from the sky and then in the morning the earth is covered in green? Allah is All-Subtle, All-Aware. (Surat al-Hajj: 63)</text:p>
      <text:p text:style-name="P17"/>
      <text:p text:style-name="P17">S:60</text:p>
      <text:p text:style-name="P17">The kingdom of the heavens and earth belongs to Allah. Allah has power over all things. (Surah Al ’Imran: 189)</text:p>
      <text:p text:style-name="P17"/>
      <text:p text:style-name="P17">S:61</text:p>
      <text:p text:style-name="P17">Everything in the heavens and everything in the earth belongs to Him… (Surat al-Hajj: 64)</text:p>
      <text:p text:style-name="P17"/>
      <text:p text:style-name="P17">S:62</text:p>
      <text:p text:style-name="P17"><text:soft-page-break/>My 125 million- year- old- fossil has come down to present-day without undergoing any change.</text:p>
      <text:p text:style-name="P17"/>
      <text:p text:style-name="P17">S:63</text:p>
      <text:p text:style-name="P17">Boys and girls: the Earth harbours countless fossils from millions of years ago. The fossils in this book are only a few of the millions of specimens stored in universities and institutes. Each one of them completely disproves evolution.</text:p>
      <text:p text:style-name="P17"/>
      <text:p text:style-name="P17">S:64</text:p>
      <text:p text:style-name="P17">Every fossil that has been found proves that evolution is just a fiction. My 12 million- year- old- fossil disproves evolutionists.</text:p>
      <text:p text:style-name="P17"/>
      <text:p text:style-name="P17">S:67</text:p>
      <text:p text:style-name="P17">Boys and girls: in magazines you often see headings such as these: ’20 Million Year-Old Spider Fossil Found’, ‘35 Million Year-Old Reptile Fossil Discovered.’ Evolutionists want to deceive the public with these articles and to show that they are proof of evolution. <text:s/>In fact, they are proofs that evolution never happened. <text:s/>Fossils of these creatures that lived tens of millions of years ago have been discovered that are identical to their counterparts living today. This is clear proof that evolution never happened.</text:p>
      <text:p text:style-name="P17"/>
      <text:p text:style-name="P17">S:68</text:p>
      <text:p text:style-name="P17">If evolution had happened, alder tree leaf fossils would have no resemblance to present-day alder leaves; it would have been necessary to find fossils of some strange half-developed leaves. But none have been found. The existing fossils have shown that the claims of evolution are false.</text:p>
      <text:p text:style-name="P17"/>
      <text:p text:style-name="P17">S:69</text:p>
      <text:p text:style-name="P17">Look at my 300 million- years- old- fossil. It is just like ferns living today. This means that ferns did not evolve.</text:p>
      <text:p text:style-name="P17"/>
      <text:p text:style-name="P17">S:70</text:p>
      <text:p text:style-name="P17">My 300 million -years- old- fossil say, ‘I have not evolved’.</text:p>
      <text:p text:style-name="P17"/>
      <text:p text:style-name="P17">S:72</text:p>
      <text:p text:style-name="P17">He created the heavens and the earth with truth and formed you, giving you the best of forms. And He is your final destination. (Surat at-Taghabun: 3)</text:p>
      <text:p text:style-name="P17"/>
      <text:p text:style-name="P17">S:73</text:p>
      <text:p text:style-name="P17">It is He Who forms you in the womb however He wills. There is no god but Him, the Almighty, the All-Wise. (Surah Al ‘Imran: 6)</text:p>
      <text:p text:style-name="P17"/>
      <text:p text:style-name="P17">S:74</text:p>
      <text:p text:style-name="P17">You must have seen a lot of oyster shells on the beach. My fossil above is 150 million years old. Is there any difference between it and the ones you have seen on the beach?</text:p>
      <text:p text:style-name="P17"/>
      <text:p text:style-name="P17">S:75</text:p>
      <text:p text:style-name="P17"><text:soft-page-break/>Boys and girls, fossils of living things did not develop from one another through stages. This shows us that they did not evolve. They appeared on earth suddenly which show us that they did not evolve, </text:p>
      <text:p text:style-name="P17">they are created.</text:p>
      <text:p text:style-name="P17"/>
      <text:p text:style-name="P17">S:77</text:p>
      <text:p text:style-name="P17">As you can see from my pictures, 128 million- years- old- cockroaches are no different from those living in our day.</text:p>
      <text:p text:style-name="P17"/>
      <text:p text:style-name="P17">Fossils do not always come from petrification. Sometimes resins secreted from trees cover a creature, and it is fossilized as it is. This is called an amber fossil…. like the cockroach in amber in this picture.</text:p>
      <text:p text:style-name="P17"/>
      <text:p text:style-name="P17">S:79</text:p>
      <text:p text:style-name="P17">Boys and girls, in this book you have met many fossils of living creatures millions of years old. <text:s/>They are millions of years old and they all prove to us that evolution did not happen. Darwin and his followers are telling lies. Modern science is much more advanced than it was in Darwin’s day. The facts can no longer be hidden as they were in his day. All branches of science have discovered facts that Darwin and his supporters do not like to acknowledge. <text:s/>That fact is the reality of Creation. The number of people that recognize the truth and understand that evolution never happened is growing, while the number of people who believe in the evolutionist’s fables is decreasing.</text:p>
      <text:p text:style-name="P17"/>
      <text:p text:style-name="P17">S:81</text:p>
      <text:p text:style-name="P17">I lived 100 million years ago yet I have the same characteristics as alligators living today. We are not primitive as evolutionists claim, and our organs are not <text:s/>partially developed. All our parts are fully developed as you can see.</text:p>
      <text:p text:style-name="P17"/>
      <text:p text:style-name="P17">S:82</text:p>
      <text:p text:style-name="P17">My 50 million- year- old- fossil is one of the proofs that evolution never happened.</text:p>
      <text:p text:style-name="P17"/>
      <text:p text:style-name="P17">S:83</text:p>
      <text:p text:style-name="P17">My fossil, the leaf of a sycamore tree that lived 50 million years ago is identical to a present-day leaf as you can see in the picture of my fossil. This means that evolution is impossible. The fossil record proves that evolution never happened.</text:p>
      <text:p text:style-name="P17"/>
      <text:p text:style-name="P17">S:84</text:p>
      <text:p text:style-name="P17">The salamander is a creature that proves that evolution never happened. We, salamanders, have been the same for million of years and we proclaim that ‘evolution is a lie’.</text:p>
      <text:p text:style-name="P17"/>
      <text:p text:style-name="P17">S:86</text:p>
      <text:p text:style-name="P17">Have you thought about what you cultivate? (Surat al-Waqia: 63)</text:p>
      <text:p text:style-name="P17"/>
      <text:p text:style-name="P17">S:87</text:p>
      <text:p text:style-name="P17">Is it you who make it germinate or are We the Germinator? (Surat al-Waqia: 64)</text:p>
      <text:p text:style-name="P17"><text:soft-page-break/></text:p>
      <text:p text:style-name="P17">S:88</text:p>
      <text:p text:style-name="P17">The nautilus is one of the many living beings that has not changed in millions of years and proves that evolution is not true.</text:p>
      <text:p text:style-name="P17"/>
      <text:p text:style-name="P17">S:90</text:p>
      <text:p text:style-name="P17">This is a picture of my 125 million- years- old- fossil.. Just think: the water bug that lived 125 million years ago is the same as water bugs alive today. <text:s/>What does this mean? That evolution never happened...</text:p>
      <text:p text:style-name="P17"/>
      <text:p text:style-name="P17">S:91</text:p>
      <text:p text:style-name="P17">Bats have always been bats; they never underwent a process of evolution. My fossil in the picture is a proof of this.</text:p>
      <text:p text:style-name="P17"/>
      <text:p text:style-name="P17">S:93</text:p>
      <text:p text:style-name="P17">Boys and girls, fossils of living creatures all proclaim that Allah created every living thing and not one of them underwent a process of evolution. <text:s/>If evolution was true, a bat tens of millions of years old would have gradually changed into a totally different creature. <text:s/>But bats living today are just as they were millions of years ago. In this case, it is impossible to speak of evolution.</text:p>
      <text:p text:style-name="P17"/>
      <text:p text:style-name="P17">S:95</text:p>
      <text:p text:style-name="P17">My 125 million- years- old- fossil is no different from scorpions alive today.</text:p>
      <text:p text:style-name="P17"/>
      <text:p text:style-name="P17">S:96</text:p>
      <text:p text:style-name="P17">On the left you see my 50 million-year-old-fossil. On the right you see an apple tree living today. Is there any difference between them? No. This shows that evolution did not happen.</text:p>
      <text:p text:style-name="P17"/>
      <text:p text:style-name="P17">S:97</text:p>
      <text:p text:style-name="P17">Like other living things, pine cones did not evolve either. A proof of this is my 50 million- year- old- fossil in the picture.</text:p>
      <text:p text:style-name="P17"/>
      <text:p text:style-name="P17">S:99</text:p>
      <text:p text:style-name="P17">The shark is one the most dangerous creatures in the sea. My 400 million- year- old- fossil show clearly that sharks did not evolve.</text:p>
      <text:p text:style-name="P17"/>
      <text:p text:style-name="P17">S:100</text:p>
      <text:p text:style-name="P17">Do they not see the birds suspended in mid-air up in the sky?.. (Surat an-Nahl: 79)</text:p>
      <text:p text:style-name="P17"/>
      <text:p text:style-name="P17">S:101</text:p>
      <text:p text:style-name="P17">... Nothing holds them there except Allah. There are certainly Signs in that for people who have faith. (Surat an-Nahl: 79)</text:p>
      <text:p text:style-name="P17"/>
      <text:p text:style-name="P17">S:102</text:p>
      <text:p text:style-name="P17">My 50 million- year- old- fossil shows that evolution is a lie.</text:p>
      <text:p text:style-name="P17"><text:soft-page-break/></text:p>
      <text:p text:style-name="P17">S:103</text:p>
      <text:p text:style-name="P17">LIVING THINGS HAVE NOT CHANGED FOR MILLIONS OF YEARS. ALSO MILLIONS OF YEARS AGO, ALLAH CREATED EVERY CREATURE IN A WONDERFULLY COMPLEX WAY AND WE SEE THESE CREATURES<text:span text:style-name="T7"> </text:span>WITH<text:span text:style-name="T7"> </text:span>THEIR<text:span text:style-name="T7"> </text:span>WONDERFUL<text:span text:style-name="T7"> </text:span>CHARACTERISTICS ALL AROUND US TODAY.</text:p>
      <text:p text:style-name="P17"/>
      <text:p text:style-name="P17">S:104</text:p>
      <text:p text:style-name="P17">My 50 million-year- old-fossil shows the whole world that evolution is a lie.</text:p>
      <text:p text:style-name="P17"/>
      <text:p text:style-name="P17">S:107</text:p>
      <text:p text:style-name="P17">My 3 million-year- old-fossil is a proof of Creation.</text:p>
      <text:p text:style-name="P17"/>
      <text:p text:style-name="P17">The Earth is a wonderful preserver of the millions of fossils hidden beneath it. <text:s/>The fossils gathered from all over the world show us an important fact: every creature is Almighty Allah’s work of art.</text:p>
      <text:p text:style-name="P17"/>
      <text:p text:style-name="P17">S:108</text:p>
      <text:p text:style-name="P17">Like animals, plant have also not evolved. <text:s/>Every plant you see around you is a work of Almighty Allah, and fossils are the clearest proof of this.</text:p>
      <text:p text:style-name="P17"/>
      <text:p text:style-name="P17">S:111</text:p>
      <text:p text:style-name="P17">With their structures that have not changed for tens of millions of years, sea basses challenge all the claims of evolutionists.</text:p>
      <text:p text:style-name="P17"/>
      <text:p text:style-name="P17">S:112</text:p>
      <text:p text:style-name="P17">When evolutionists discovered that a 95 million- year- old- violin ray is the same as one living today, they could not give a logical explanation. This fact was clear proof that evolution is a lie.</text:p>
      <text:p text:style-name="P17"/>
      <text:p text:style-name="P17">S:113</text:p>
      <text:p text:style-name="P17">My 50 million-year-old-fossil has all the characteristics of today’s stingrays. I am a proof that the theory of evolution is a figment of the imagination.</text:p>
      <text:p text:style-name="P17"/>
      <text:p text:style-name="P17">S:115</text:p>
      <text:p text:style-name="P17">Boys and girls, if evolutionists were right, none of the fossils you see in this book would look like any creature alive today. <text:s/>We would have a strange array of fossils with three eyes, its mouth where its ears should be, undeveloped gills and lacking some organs. But all the fossils you see are of creatures fully formed, with all their characteristics intact. <text:s/>This means that evolution did not happen.</text:p>
      <text:p text:style-name="P17"/>
      <text:p text:style-name="P17">S:117</text:p>
      <text:p text:style-name="P17">All the shrimps that lived 200 million, 150 million and 125 million years ago are the same. This means that evolutionists are wrong when they say that creatures constantly change from stage to stage during their development. Fossils show us that living things have not undergone a process of evolution.</text:p>
      <text:p text:style-name="P17"><text:soft-page-break/></text:p>
      <text:p text:style-name="P17">S:119</text:p>
      <text:p text:style-name="P17">Midges say that evolution is a hoax. Look carefully at my fossil; is there any difference between me and today’s midges? No. This is one of the most important proofs that there is no such thing as evolution.</text:p>
      <text:p text:style-name="P17"/>
      <text:p text:style-name="P17">S:120</text:p>
      <text:p text:style-name="P17">EVOLUTIONISTS WITH HOLD THE FACTS <text:s/></text:p>
      <text:p text:style-name="P17">Boys and girls: evolution is a false theory that tries to sustain itself by hiding the facts and deceiving people. The world is full of million-year old fossils of creatures that are still alive today. Many of these have been found. These fossils are displayed in the museums and universities of many countries. In these institutions there are millions of fossils of spiders, ants, flies, scorpions, crabs, and frogs both extinct and living. But many of these are not written about in books and periodicals and are not subjects talked about <text:s/>in studies and lectures. </text:p>
      <text:p text:style-name="P17">Why is this? </text:p>
      <text:p text:style-name="P17">It is this: every fossil that is found is a proof against evolution. For this reason, evolutionists have often chosen to repress these proofs. There has been much dishonesty among evolutionists; the following is some of the most important indications of this.</text:p>
      <text:p text:style-name="P17">Charles Doolittle Walcott, director and paleontologist at one of America’s leading museums, is one such falsifier. Walcott did research on fossils in Canada’s Burgess region. <text:s/>On August 31, 1909, Walcott found a very important proof: he was confronted with proof showing that creatures that lived today appeared all together and suddenly 530 million years ago. That was, fossils of 530 million year-old creatures….. <text:s text:c="3"/></text:p>
      <text:p text:style-name="P17">These fossils would have been a very destructive blow to Darwin’s theory. <text:s/>But, instead of offering these fossils to the scientific world, Walcott decided to hide them. That was because he was a dedicated Darwinist. <text:s/>According to the theory, a 530 million year-old fossil should have been ‘primitive’. But these fossils did not meet those expectations. Those creatures were no <text:s/>different from today’s <text:s/>creatures like crabs, starfish and worms, at all. </text:p>
      <text:p text:style-name="P17">All of them were the same as today’s perfect creatures. Walcott knew that his discovery would cause problems for the theory of evolution, and decided to keep them under wraps. Instead of releasing them to the world, he put them in a drawer in the museum where he worked. <text:s/>Seventy five <text:s/>years later, researchers were amazed to find these fossils hidden in that drawer. This was because these fossils were proof that evolution never happened and that Allah created every living thing.</text:p>
      <text:p text:style-name="P17">Boys and girls: this is the theory of evolution. There are many other falsifiers like Walcott. He is just one example. There are evolutionists who take every opportunity to deceive, mislead the public. However, a theory that hides <text:s/>scientific evidence, and tries to cheat people, is already invalid. Evolutionists also know clearly that scientific proofs show that the so-called ‘process of evolution’ is nothing but a lie. If all the fossils in the museums were <text:s/>shown to people with the relevant facts, <text:s/>the truth would become evident. But most of the <text:s/>evolutionist scientists would not dare do this because it would destroy their theory of evolution. </text:p>
      <text:p text:style-name="P17"/>
      <text:p text:style-name="P17"><text:soft-page-break/>S:124</text:p>
      <text:p text:style-name="P17">It is He Who is God in heaven and God on earth. He is the All-Wise, the All-knowig. (Surat az-Zukhruf: 84)</text:p>
      <text:p text:style-name="P17"/>
      <text:p text:style-name="P17">S:125</text:p>
      <text:p text:style-name="P17">The kingdom of the heavens and the earth belongs to Him. He gives life and causes to die. He has power over all things. (Surat al-Hadid: 2)</text:p>
      <text:p text:style-name="P17"/>
      <text:p text:style-name="P17">S:126</text:p>
      <text:p text:style-name="P17">Look, present-day crabs are all the same with those that lived in the past. Evolutionists can never explain this.</text:p>
      <text:p text:style-name="P17"/>
      <text:p text:style-name="P17">S:127</text:p>
      <text:p text:style-name="P17">I am here to tell you that evolution did not happen. If I had undergone a process of evolution, I would not be the same as present-day dragonflies.</text:p>
      <text:p text:style-name="P17"/>
      <text:p text:style-name="P17">S:129</text:p>
      <text:p text:style-name="P17">Like other creatures, frogs did not evolve. But evolutionists say that frogs evolved from fish. The oldest known frog is totally different from a fish, and it was created as a frog. Fossilized frogs have the same characteristics as present-day frogs.</text:p>
      <text:p text:style-name="P17"/>
      <text:p text:style-name="P17">S:130</text:p>
      <text:p text:style-name="P17">Have you thought about the water that you drink? (Surat al-Waqia: 68)</text:p>
      <text:p text:style-name="P17"/>
      <text:p text:style-name="P17">S:131</text:p>
      <text:p text:style-name="P17">Is it you who sent it down from the clouds or are We the Sender? (Surat al-Waqia: 69)</text:p>
      <text:p text:style-name="P17"/>
      <text:p text:style-name="P17">S:132</text:p>
      <text:p text:style-name="P17">We did not come into being by blind chance, and we did not gradually change from one creature to another. Like all other creatures, Allah has created us. The fact that we haven’t changed in 95 million years is proof of this fact.</text:p>
      <text:p text:style-name="P17"/>
      <text:p text:style-name="P17">S:134</text:p>
      <text:p text:style-name="P17">THE COUNTLESS NUMBERS OF FOSSILS THAT HAVE BEEN FOUND OF LIVING THINGS DISPROVES EVOLUTION.</text:p>
      <text:p text:style-name="P17"/>
      <text:p text:style-name="P17">I am a seaneedle and I have always been a fish. I did not evolve into a fish. Look, my fossil says the same thing.</text:p>
      <text:p text:style-name="P17"/>
      <text:p text:style-name="P17">S:136</text:p>
      <text:p text:style-name="P17">All the turtles that have lived throughout history are the same as turtles today.</text:p>
      <text:p text:style-name="P17"/>
      <text:p text:style-name="P17">S:137</text:p>
      <text:p text:style-name="P17">No one who sees that we have remained completely unchanged for 125 million years can say that we evolved. <text:s/>We are proof of the lie of evolution.</text:p>
      <text:p text:style-name="P17"/>
      <text:p text:style-name="P17"><text:soft-page-break/>S:138</text:p>
      <text:p text:style-name="P17">My 200 million- year- old- fossil is one of the proofs that evolution never happened.</text:p>
      <text:p text:style-name="P17"/>
      <text:p text:style-name="P17">S:139</text:p>
      <text:p text:style-name="P17">Boys and girls, all the fossils in this book are fossils of creatures alive today. This fact shows that Darwin’s theory is totally wrong. Almighty Allah creates every living thing with its perfect characteristics, when He wants to and how He wants to.</text:p>
      <text:p text:style-name="P17"/>
      <text:p text:style-name="P17">S:140</text:p>
      <text:p text:style-name="P3">It is He Who sends down water from the sky. From it you drink and from it come the shrubs among which </text:p>
      <text:p text:style-name="P17">you graze your herds. (Surat an-Nahl: 10)</text:p>
      <text:p text:style-name="P17"/>
      <text:p text:style-name="P17">S:141</text:p>
      <text:p text:style-name="P17">And by it He makes crops grow for you and olives and dates and grapes and fruit of every kind. There is certainly a Sign in that for people who reflect. (Surat an-Nahl: 11)</text:p>
      <text:p text:style-name="P17"/>
      <text:p text:style-name="P17">S:142</text:p>
      <text:p text:style-name="P17">Lobsters living today are just the same as they were 140 million years ago.</text:p>
      <text:p text:style-name="P17"/>
      <text:p text:style-name="P17">S:143</text:p>
      <text:p text:style-name="P17">Brittle stars that have not changed at all in 380 million years completely destroy the theory of evolution.</text:p>
      <text:p text:style-name="P17"/>
      <text:p text:style-name="P17">S:145</text:p>
      <text:p text:style-name="P17">In this picture you see my 420 million-year-old-fossil. Just think: I have not changed at all in all those years. This means I have not evolved.</text:p>
      <text:p text:style-name="P17"/>
      <text:p text:style-name="P17">S:147</text:p>
      <text:p text:style-name="P17">The sea urchin challenges the theory of evolution and says that evolution did not happen.</text:p>
      <text:p text:style-name="P17"/>
      <text:p text:style-name="P17">S:148</text:p>
      <text:p text:style-name="P17">Evolutionists have deceived the public by saying that I am extinct, and that I am proof of evolution. Then suddenly they found a living okapi. It became clear that I am the same as liviving okapi and I did not evolove.</text:p>
      <text:p text:style-name="P17"/>
      <text:p text:style-name="P17">S:149</text:p>
      <text:p text:style-name="P17">THE HOAX OF HORSE EVOLUTION</text:p>
      <text:p text:style-name="P17">Evolutionists <text:s/>arranged some fossils of extinct animals in a series according to their size and then declared that these creatures evolved from one another over a long period of time. This arrangement was displayed for many years in natural history museums as <text:s/>the evolution of the horse and was <text:s/>even included in school text books.</text:p>
      <text:p text:style-name="P17">But even many evolutionists came to doubt this arrangement and therefore the false stories associated with horse evolution. Finally it became clear that the so-called evolution of the horse was a hoax.</text:p>
      <text:p text:style-name="P17"><text:soft-page-break/>The Okapi found alive, <text:s/>showed that it was not a so-called primitive horse in one stage of evolution, it was another creature with unique traits of its own kind and that it is created in this form. In short okapi shows once again that the theory of evolution was invalid.</text:p>
      <text:p text:style-name="P17"/>
      <text:p text:style-name="P17">S:150</text:p>
      <text:p text:style-name="P17">The cherry juice that many of us like to drink comes from the fruit of the cherry tree. My fossil below is the fossil of a cherry tree leaf and I am 50 million years old.</text:p>
      <text:p text:style-name="P17"/>
      <text:p text:style-name="P17">S:151</text:p>
      <text:p text:style-name="P17">Boys and girls, evolutionists try to make you believe that, millions of years ago, the Earth was quite a different place, filled with strange creatures. But today, mililions of years later, there are still the same flies flying, the same fish swimming, and the same spiders weaving their webs. It is Allah Who has created them perfectly. Any time He wants, Allah displays the same perfect, creative power.</text:p>
      <text:p text:style-name="P17"/>
      <text:p text:style-name="P17">S:152</text:p>
      <text:p text:style-name="P17">A birch tree that has lived without changing for 50 million years states this important fact: we did not evolve, we were created.</text:p>
      <text:p text:style-name="P17"/>
      <text:p text:style-name="P17">S:153</text:p>
      <text:p text:style-name="P17">Boys and girls, in this short book we're showing <text:s/>you fossils of living things millions of years old. Our aim is to prove to you that evolution never happened on this Earth, and to show you that creatures alive today are just the same as those that lived millions of years ago and that they have been created with all their perfect characteristics. Fossils of living things are the work of Allah, the Creator and Ruler of all things. Allah created these living things millions of years ago and He still protects them.</text:p>
      <text:p text:style-name="P17"/>
      <text:p text:style-name="P17">S:154</text:p>
      <text:p text:style-name="P17">And Also the things of varying colours He has created for you in the earth. There is certainly a Sign in that for people who pay heed. (Surat an-Nahl:13)</text:p>
      <text:p text:style-name="P17"/>
      <text:p text:style-name="P17">S:155</text:p>
      <text:p text:style-name="P17">He cast firmly embedded mountains on the earth so it would not move under you, and rivers and pathways so that hopefully you would be guided,.. (Surat an-Nahl: 15)</text:p>
      <text:p text:style-name="P17"/>
      <text:p text:style-name="P17">S:156</text:p>
      <text:p text:style-name="P17">My 78 million- year- old- skull.</text:p>
      <text:p text:style-name="P17"/>
      <text:p text:style-name="P17">S:157</text:p>
      <text:p text:style-name="P17">Boys and girls, bees, grasshoppers, mosquitoes, flies, sandflies…….everyone knows these types of insects and others like them. <text:s/>You can find these little creatures in gardens, on the streets and even in your <text:s/>house. They have been the same for 200 million <text:s/>years. <text:s/>According to evolutionists, the insects turned into giant birds and other strange creatures. But this never happened and the fossils you see in this book are proof of this. <text:s/>In the following pages, you will see examples to prove this fact.</text:p>
      <text:p text:style-name="P17"/>
      <text:p text:style-name="P17"><text:soft-page-break/>S:160</text:p>
      <text:p text:style-name="P17">There is no difference between my 45 million- year- old- fossil and those alive today.</text:p>
      <text:p text:style-name="P17"/>
      <text:p text:style-name="P17">S:161</text:p>
      <text:p text:style-name="P17">My fossil preserved in amber shows that caterpillars have always been the same and that we have not evolved.</text:p>
      <text:p text:style-name="P17"/>
      <text:p text:style-name="P17">S:163</text:p>
      <text:p text:style-name="P17">My well-preserved 100 million- year- old- fossil</text:p>
      <text:p text:style-name="P17"/>
      <text:p text:style-name="P17">S:165</text:p>
      <text:p text:style-name="P17">A Sign for them is the dead land which We bring to life and from which We bring forth grain of which they eat.</text:p>
      <text:p text:style-name="P17">We place in it gardens of dates and grapes, and cause springs to gush out in it. (Surah Ya Sin: 33-34)</text:p>
      <text:p text:style-name="P17"/>
      <text:p text:style-name="P17">S:166</text:p>
      <text:p text:style-name="P17">Amber that has come down to us without any change from 100 million years ago is one of the most important proofs of the invalidity of the theory of evolution.</text:p>
      <text:p text:style-name="P17"/>
      <text:p text:style-name="P17">S:167</text:p>
      <text:p text:style-name="P17">My 100 million- year- old- fossil, like other amber fossils, shows that evolution is a hoax.</text:p>
      <text:p text:style-name="P17"/>
      <text:p text:style-name="P17">S:168</text:p>
      <text:p text:style-name="P17">These moths from 50 million years ago are one of the many proofs of Creation.</text:p>
      <text:p text:style-name="P17"/>
      <text:p text:style-name="P17">S:169</text:p>
      <text:p text:style-name="P17">Do you see any difference between my amber fossil and a living specimen? You cannot see a difference because they have not changed in 45 million years.</text:p>
      <text:p text:style-name="P17"/>
      <text:p text:style-name="P17">S:170</text:p>
      <text:p text:style-name="P17">I am a 25 million- year- old- flying ant, and I say that evolution has never happened.</text:p>
      <text:p text:style-name="P17"/>
      <text:p text:style-name="P17">S:171</text:p>
      <text:p text:style-name="P17">My 50 million- year-old-fossil in amber.</text:p>
      <text:p text:style-name="P17"/>
      <text:p text:style-name="P17">S:172</text:p>
      <text:p text:style-name="P17">EVOLUTION IS A HOAX, CREATURES HAVE NEVER UNDERGONE ANY CHANGE.</text:p>
      <text:p text:style-name="P17"/>
      <text:p text:style-name="P17">S:173</text:p>
      <text:p text:style-name="P17">Mantises have always been, and will always be, mantises. My fossil in amber in the picture is the proof of this.</text:p>
      <text:p text:style-name="P17"/>
      <text:p text:style-name="P17">S:175</text:p>
      <text:p text:style-name="P17">My 25 million-year-old-fossil proves that the theory of evolution is non-scientific.</text:p>
      <text:p text:style-name="P17"/>
      <text:p text:style-name="P17"><text:soft-page-break/>S:177</text:p>
      <text:p text:style-name="P17">45 million years have passed, but we, the false scorpions have never changed, that is, we did not evolve.</text:p>
      <text:p text:style-name="P17"/>
      <text:p text:style-name="P17">EVOLUTION HAS BEEN PROVED WRONG BY THE FOSSILS OF LIVING CREATURES.</text:p>
      <text:p text:style-name="P17"/>
      <text:p text:style-name="P17">S:178</text:p>
      <text:p text:style-name="P17">It is He Who created night and day and the sun and moon, each one swimming in a sphere. (Surat al-Anbiya: 33)</text:p>
      <text:p text:style-name="P17"/>
      <text:p text:style-name="P17">S:179</text:p>
      <text:p text:style-name="P3">Blessed be He Who placed constellations in the sky and put a blazing lamp and shining moon </text:p>
      <text:p text:style-name="P17">among them. (Surat al-Furqan: 61)</text:p>
      <text:p text:style-name="P17"/>
      <text:p text:style-name="P17">S:181</text:p>
      <text:p text:style-name="P17">We are the same as termites living today. This similarity shows us one fact; living things did not undergo a process of evolution. Allah created every living thing.</text:p>
      <text:p text:style-name="P17"/>
      <text:p text:style-name="P17">S:183</text:p>
      <text:p text:style-name="P17">My 25 million- year- old-fossil in amber.</text:p>
      <text:p text:style-name="P17"/>
      <text:p text:style-name="P17">S:185</text:p>
      <text:p text:style-name="P17">Boys and girls, fossils of living creatures from millions of years ago show us that living things did not evolve, that the theory of evolution has no proof, and that it is a completely invalid theory. Allah created every creature perfectly and completely, just like they are today.</text:p>
      <text:p text:style-name="P17"/>
      <text:p text:style-name="P17">S:186</text:p>
      <text:p text:style-name="P17">Countless numbers of fossils have been found in amber. Every one of these amber fossils are the same as all the others that are alive today. If evolution was true, they would not resemble one another.</text:p>
      <text:p text:style-name="P17"/>
      <text:p text:style-name="P17">S:188</text:p>
      <text:p text:style-name="P17">My 100 million-years-old-fossil in amber is identical to a present-day snail shell.</text:p>
      <text:p text:style-name="P17"/>
      <text:p text:style-name="P17">S:189</text:p>
      <text:p text:style-name="P17">Boys and girls, Allah preserves these creatures in amber as a means to show you some facts. In this way, you will have the information you need to counter the lies of the evolutionists.</text:p>
      <text:p text:style-name="P17"/>
      <text:p text:style-name="P17">S:190</text:p>
      <text:p text:style-name="P17">We send forth the pollinating winds and send down water from the sky and give it to you to drink. And it is not you who keep its stores. (Surat al-Hijr: 22)</text:p>
      <text:p text:style-name="P17"/>
      <text:p text:style-name="P17">S:191</text:p>
      <text:p text:style-name="P17"><text:soft-page-break/>His command when He desires a thing is just to say to it, ‘Be!’ and it is. (Surah Ya Sin: 82)</text:p>
      <text:p text:style-name="P17"/>
      <text:p text:style-name="P17">S:192</text:p>
      <text:p text:style-name="P17">My 100 million- year- old-fossil</text:p>
      <text:p text:style-name="P17"/>
      <text:p text:style-name="P17">S:193</text:p>
      <text:p text:style-name="P17">Bees have always been bees, they did not evolve from any other creature, and have not changed. That is, they have not evolved.</text:p>
      <text:p text:style-name="P17"/>
      <text:p text:style-name="P17">S:194</text:p>
      <text:p text:style-name="P17">Boys and girls, you have seen many examples in this book. Every one of them came to you from millions of years ago to introduce themselves, and they have shown you some very interesting facts. Every living species is the same now as they were then. This means that species did not undergo any change as evolutionists claim; evolution never happened. Every species exists today as it was first created. Just look at these fossils in amber. This fossils in amber has a rich variety.</text:p>
      <text:p text:style-name="P17"/>
      <text:p text:style-name="P17">S:195</text:p>
      <text:p text:style-name="P17">My fossil shows that Jumping spiders have also never changed.</text:p>
      <text:p text:style-name="P17"/>
      <text:p text:style-name="P17">S:196</text:p>
      <text:p text:style-name="P17">My 45 million-year-old-fossil <text:s/>says, ‘We did not evolve, we were created.’</text:p>
      <text:p text:style-name="P17"/>
      <text:p text:style-name="P17">S:197</text:p>
      <text:p text:style-name="P17">Allah is the Creator and ruler of all. Darwinists reject this truth, and so they pretend not to see that the rich variety in the characteristics of living things is a clear indication that they were created. The science of fossils show that creatures never changed into other creatures and they existed with complex and perfec characteristics from the first moment Allah created them all.</text:p>
      <text:p text:style-name="P17"/>
      <text:p text:style-name="P17">S:209</text:p>
      <text:p text:style-name="P17">Evolutionists believe in the creative power of chance. Then, let them take a big barrel: let them put into this barrel whatever raw materials they think necessary to produce a living creature. Then let them heat the barrel, chill it, and let lightning strike it. <text:s/>Let them keep watch over it for millions, even trillions of years passing on the duty from generation to generation. Let them leave nothing to chance; let them control the mixture every moment. <text:s/>Let them subject the mixture to every condition they believe necessary to produce a living being…………</text:p>
      <text:p text:style-name="P17"/>
      <text:p text:style-name="P17">S:213</text:p>
      <text:p text:style-name="P17">There are thousands of species of living things in the world. <text:s/>Evolutionists will never be able to explain how these various species came into being. This variety is one of the best examples of Allah’s creative artistry.</text:p>
      <text:p text:style-name="P17"/>
      <text:p text:style-name="P17">S:216</text:p>
      <text:p text:style-name="P17"><text:soft-page-break/>Evolutionists claim that a starfish changed into a fish after millions of years of gradual changes. <text:s/>According to this theory, there must be several intermediate forms of development between a starfish and a fish. But so far not one intermediate form of development has been found. There are starfish in the fossil record, and there certainly are fish, but there is no strange-looking intermediate form between the two.</text:p>
      <text:p text:style-name="P17"/>
      <text:p text:style-name="P17">S:219</text:p>
      <text:p text:style-name="P17">Trilobite: a creature that lived in the Cambrian Age.</text:p>
      <text:p text:style-name="P17"/>
      <text:p text:style-name="P17">S:220</text:p>
      <text:p text:style-name="P17">A figment of the imanigation </text:p>
      <text:p text:style-name="P17"/>
      <text:p text:style-name="P17">S:223</text:p>
      <text:p text:style-name="P17">Evolutionists claimed that Celacanth was a fish started to evolve into a reptile. One day a living Coelacanth was found which showed that evolutionists were completely wrong. The Coelacanth is a real fish.</text:p>
      <text:p text:style-name="P17"/>
      <text:p text:style-name="P17">S:226</text:p>
      <text:p text:style-name="P17">Archaeopteryx : a bird fossil that evolutionists claimed was an intermediate species. It shows that the theory of evolution is founded on lies. This fossils is a real bird fossil. It shows that birds have not changed in millions of years.</text:p>
      <text:p text:style-name="P17"/>
      <text:p text:style-name="P17">S:228</text:p>
      <text:p text:style-name="P17">The Piltdown Man: evolutionists attached an ape’s jawbone to a human skull</text:p>
      <text:p text:style-name="P17"/>
      <text:p text:style-name="P17">S:229</text:p>
      <text:p text:style-name="P17">FALSE</text:p>
      <text:p text:style-name="P17"/>
      <text:p text:style-name="P17">S:230</text:p>
      <text:p text:style-name="P17">Evolutionists’ imaginary drawings. They drew the same skull in three different ways which non of them represent the truth.</text:p>
      <text:p text:style-name="P17"/>
      <text:p text:style-name="P17">Sunday Times, April 5, 1964</text:p>
      <text:p text:style-name="P17"/>
      <text:p text:style-name="P17">Maurice Wilson’s drawing from the Sunday Times, April 5, 1964</text:p>
      <text:p text:style-name="P17"/>
      <text:p text:style-name="P17">N. Parker’s drawing National Geographic, April 1960</text:p>
      <text:p text:style-name="P17"/>
      <text:p text:style-name="P3">S:231</text:p>
      <text:p text:style-name="P17">This skull belongs to an 800 thousand-year-old human being and proves <text:s/>that evolutionists are telling lies.</text:p>
      <text:p text:style-name="P17"/>
      <text:p text:style-name="P17">S:232</text:p>
      <text:p text:style-name="P17">It is impossible for a four–footed ape to change into a two-footed human being.</text:p>
      <text:p text:style-name="P17"/>
      <text:p text:style-name="P17">S:239</text:p>
      <text:p text:style-name="P17"><text:soft-page-break/>For the eye to function, all these parts must work perfectly together.</text:p>
      <text:p text:style-name="P17"/>
      <text:p text:style-name="P17"/>
      <text:h text:style-name="P19" text:outline-level="1">Back Cover</text:h>
      <text:p text:style-name="P11"/>
      <text:p text:style-name="P11"/>
      <text:p text:style-name="P4">Boys and girls, most people believe that fossils support the theory of evolution. This is what evolutionists tell them. <text:s/>But it is a lie. The truth is the opposite: fossils are the most important proof that evolution has never happened. There are many books about evolution that tell stories that are figments of the imagination. The truth is: in 150 years no one piece of evidence has been found to support evolution. The fossil record is one of the most important proofs that evolution did not happen.</text:p>
      <text:p text:style-name="P4">Boys and girls, as the fossils will tell us in this book, creatures from hundreds of millions of years ago have the same perfect characteristics as they have today. Primitive creatures have never lived despite evolutionists claim. Allah created every living thing in one moment, flawlessly and with all the characteristics they have today. Come on! Let’s look at the fossils that prove this truth………….</text:p>
      <text:p text:style-name="P5">ABOUT THE AUTHOR</text:p>
      <text:p text:style-name="P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4">By the will of Allah, the books of Harun Yahya will be a means through which people in the twenty-first century will attain the peace, justice, and happiness promised in the Qur'a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GB"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bölümbası" style:family="paragraph">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 style:display-name="ARA BASLIK ALT"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ANA_20_METİN" style:display-name="İ-ANA METİN" style:family="paragraph">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on" style:display-name="ANA METIN so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ı" style:display-name="resim altı"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ısı" style:display-name="metin yazısı"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bası_20_ayet" style:display-name="bölüm bası ayet" style:family="paragraph">
      <style:paragraph-properties fo:margin-left="0.801cm" fo:margin-right="0.801cm" fo:margin-top="0.071cm" fo:margin-bottom="0.071cm" loext:contextual-spacing="false"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YAZ_20_TANITIM_20_YAZI" style:display-name="BEYAZ TANITIM YAZ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0cm" fo:margin-right="0cm" fo:margin-top="0.101cm" fo:margin-bottom="0cm" loext:contextual-spacing="false" fo:line-height="0.51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9cm" fo:margin-right="0.3cm" fo:margin-top="0.071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ARA" style:display-name="AYET İKİARA" style:family="paragraph">
      <style:paragraph-properties fo:margin-left="0.9cm" fo:margin-right="0.3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9cm" fo:margin-right="0.3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9cm" fo:margin-right="0.3cm" fo:margin-top="0.071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ÜST" style:display-name="ARA BASLIK ÜST" style:family="paragraph">
      <style:paragraph-properties fo:margin-left="0.9cm" fo:margin-right="0.6cm" fo:margin-top="0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3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TANITIM_20_YAZI" style:display-name="*TANITIM YAZI" style:family="paragraph">
      <style:paragraph-properties fo:line-height="0.3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ÜYÜK_20_BASLIK" style:display-name="BÜYÜK BASLIK" style:family="paragraph">
      <style:paragraph-properties fo:margin-top="0cm" fo:margin-bottom="3cm" loext:contextual-spacing="false" fo:line-height="0.91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sayfasonu_20_notu" style:display-name="TR sayfasonu notu" style:family="paragraph" style:parent-style-name="Tr_20_Footnote_20_Text">
      <style:text-properties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Uncle Darwin, We Haven't Changed</dc:title>
    <dc:subject>Uncle Darwin, We Haven't Changed</dc:subject>
    <meta:initial-creator>HARUN YAHYA - ADNAN OKTAR</meta:initial-creator>
    <meta:creation-date>2011-10-21T20:50:00</meta:creation-date>
    <dc:date>2020-06-23T13:12:05.986688663</dc:date>
    <meta:editing-cycles>51</meta:editing-cycles>
    <meta:editing-duration>PT5H50M57S</meta:editing-duration>
    <meta:generator>LibreOffice/6.4.4.2$Linux_X86_64 LibreOffice_project/523b8e55cdb4890550c54dc0a0ee2ea29d34e811</meta:generator>
    <meta:keyword>Uncle Darwin</meta:keyword>
    <meta:keyword>We Haven't Changed</meta:keyword>
    <meta:document-statistic meta:table-count="0" meta:image-count="0" meta:object-count="0" meta:page-count="66" meta:paragraph-count="674" meta:word-count="24305" meta:character-count="136838" meta:non-whitespace-character-count="112970"/>
  </office:meta>
</office:document-meta>
</file>